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7.798cm"/>
    </style:style>
    <style:style style:name="gr3" style:family="graphic">
      <style:graphic-properties style:protect="size"/>
    </style:style>
    <style:style style:name="gr4" style:family="graphic" style:parent-style-name="standard">
      <style:graphic-properties draw:fill="solid" draw:fill-color="#e6ff00" draw:textarea-horizontal-align="justify" draw:textarea-vertical-align="middle" draw:auto-grow-height="false"/>
    </style:style>
    <style:style style:name="gr5" style:family="graphic" style:parent-style-name="standard">
      <style:graphic-properties draw:ole-draw-aspect="1" style:protect="size"/>
    </style:style>
    <style:style style:name="gr6" style:family="graphic" style:parent-style-name="standard">
      <style:graphic-properties draw:fill="solid" draw:fill-color="#00b8ff" draw:textarea-horizontal-align="justify" draw:textarea-vertical-align="middle" draw:auto-grow-height="false"/>
    </style:style>
    <style:style style:name="gr7" style:family="graphic" style:parent-style-name="standard">
      <style:graphic-properties draw:fill="solid" draw:fill-color="#ffff66"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fill="solid" draw:fill-color="#00b8ff" draw:textarea-vertical-align="middle" draw:auto-grow-height="false" fo:min-height="0.749cm" fo:min-width="0.499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2.104cm" fo:min-width="25.485cm"/>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65cm" fo:min-width="0.399cm"/>
    </style:style>
    <style:style style:name="gr15" style:family="graphic" style:parent-style-name="standard">
      <style:graphic-properties svg:stroke-color="#000080" draw:marker-end="Arrow" draw:marker-end-width="0.3cm" draw:textarea-horizontal-align="center" draw:textarea-vertical-align="middl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5.248cm" fo:min-width="11.299cm"/>
    </style:style>
    <style:style style:name="gr19" style:family="graphic" style:parent-style-name="standard">
      <style:graphic-properties draw:fill="solid" draw:fill-color="#ffffff"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976cm"/>
    </style:style>
    <style:style style:name="pr1" style:family="presentation" style:parent-style-name="Обычный-notes">
      <style:graphic-properties draw:fill-color="#ffffff" draw:auto-grow-height="true" fo:min-height="11.411cm"/>
    </style:style>
    <style:style style:name="pr2" style:family="presentation" style:parent-style-name="Обычный-notes">
      <style:graphic-properties draw:fill-color="#ffffff" fo:min-height="11.411cm"/>
    </style:style>
    <style:style style:name="pr3" style:family="presentation" style:parent-style-name="Обычный-notes">
      <style:graphic-properties draw:fill-color="#ffffff" fo:min-height="13.114cm"/>
    </style:style>
    <style:style style:name="P1" style:family="paragraph">
      <style:paragraph-properties fo:text-align="center"/>
    </style:style>
    <style:style style:name="P2" style:family="paragraph">
      <style:text-properties fo:font-size="28pt" fo:font-weight="bold" style:font-size-asian="28pt" style:font-weight-asian="bold" style:font-size-complex="28pt" style:font-weight-complex="bold"/>
    </style:style>
    <style:style style:name="P3" style:family="paragraph">
      <style:text-properties fo:font-size="28pt" style:font-size-asian="28pt" style:font-size-complex="28pt"/>
    </style:style>
    <style:style style:name="P4" style:family="paragraph">
      <style:paragraph-properties fo:text-align="center"/>
      <style:text-properties fo:font-size="28pt" style:font-size-asian="28pt" style:font-size-complex="28pt"/>
    </style:style>
    <style:style style:name="P5" style:family="paragraph">
      <style:text-properties fo:color="#000000" fo:font-size="28pt" style:font-size-asian="28pt" style:font-size-complex="28pt"/>
    </style:style>
    <style:style style:name="P6" style:family="paragraph">
      <style:text-properties fo:color="#000000" fo:font-size="28pt" style:text-underline-style="none" style:font-size-asian="28pt" style:font-size-complex="28pt"/>
    </style:style>
    <style:style style:name="P7" style:family="paragraph">
      <style:text-properties fo:color="#000000" fo:font-size="28pt" style:text-underline-style="solid" style:text-underline-width="auto" style:text-underline-color="font-color" style:font-size-asian="28pt" style:font-size-complex="28pt"/>
    </style:style>
    <style:style style:name="P8" style:family="paragraph">
      <style:paragraph-properties fo:text-align="justify"/>
    </style:style>
    <style:style style:name="P9" style:family="paragraph">
      <style:paragraph-properties fo:text-align="justify"/>
      <style:text-properties fo:font-size="28pt" style:font-size-asian="28pt" style:font-size-complex="28pt"/>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8pt" style:font-size-asian="28pt" style:font-size-complex="28pt"/>
    </style:style>
    <style:style style:name="T3" style:family="text">
      <style:text-properties fo:color="#000000" fo:font-size="28pt" style:font-size-asian="28pt" style:font-size-complex="28pt"/>
    </style:style>
    <style:style style:name="T4" style:family="text">
      <style:text-properties fo:color="#000000" fo:font-size="28pt" style:text-underline-style="none" style:font-size-asian="28pt" style:font-size-complex="28pt"/>
    </style:style>
    <style:style style:name="T5" style:family="text">
      <style:text-properties fo:color="#000000" fo:font-size="28pt" style:text-underline-style="solid" style:text-underline-width="auto" style:text-underline-color="font-color"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draw:style-name="gr1" draw:text-style-name="P2" draw:layer="layout" svg:width="25.047cm" svg:height="2.453cm" svg:x="1.9cm" svg:y="1.3cm">
          <draw:text-box>
            <text:p><text:span text:style-name="T1">Методика повышения эффективности обработки </text:span></text:p>
            <text:p text:style-name="P1"><text:span text:style-name="T1">позитивно-образованных формул</text:span></text:p>
          </draw:text-box>
        </draw:frame>
        <draw:frame draw:style-name="gr2" draw:text-style-name="P3" draw:layer="layout" svg:width="10.7cm" svg:height="1.352cm" svg:x="16.5cm" svg:y="11.201cm">
          <draw:text-box>
            <text:p><text:span text:style-name="T2">Ларионов Александр</text:span></text:p>
          </draw:text-box>
        </draw:frame>
        <draw:frame draw:style-name="gr2" draw:text-style-name="P3" draw:layer="layout" svg:width="5.9cm" svg:height="1.352cm" svg:x="21.1cm" svg:y="12.701cm">
          <draw:text-box>
            <text:p><text:span text:style-name="T2">ИГУ ИМЭИ</text:span></text:p>
          </draw:text-box>
        </draw:frame>
        <draw:frame draw:style-name="gr2" draw:text-style-name="P3" draw:layer="layout" svg:width="14.2cm" svg:height="1.352cm" svg:x="13cm" svg:y="14.501cm">
          <draw:text-box>
            <text:p><text:span text:style-name="T2">Руководитель: Черкашин Е.А.</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1.411cm" svg:x="2.1cm" svg:y="14.107cm" presentation:class="notes" presentation:placeholder="true">
            <draw:text-box/>
          </draw:frame>
        </presentation:notes>
      </draw:page>
      <draw:page draw:name="page2" draw:style-name="dp3" draw:master-page-name="Обычный">
        <draw:frame draw:style-name="gr1" draw:text-style-name="P4" draw:layer="layout" svg:width="20.72cm" svg:height="2.453cm" svg:x="3.6cm" svg:y="3.4cm">
          <draw:text-box>
            <text:p text:style-name="P1"><text:span text:style-name="T2">Программная система для автоматического</text:span></text:p>
            <text:p text:style-name="P1"><text:span text:style-name="T2">доказательства теорем</text:span></text:p>
          </draw:text-box>
        </draw:frame>
        <draw:frame draw:style-name="gr1" draw:text-style-name="P3" draw:layer="layout" svg:width="18.587cm" svg:height="2.453cm" svg:x="5cm" svg:y="6.601cm">
          <draw:text-box>
            <text:p><text:span text:style-name="T2">Язык позитивно-образованных формул</text:span></text:p>
            <text:p text:style-name="P1"><text:span text:style-name="T2">(ПО-формул)</text:span></text:p>
          </draw:text-box>
        </draw:frame>
        <draw:frame draw:style-name="gr1" draw:text-style-name="P2" draw:layer="layout" svg:width="11.238cm" svg:height="1.352cm" svg:x="8.6cm" svg:y="1.301cm">
          <draw:text-box>
            <text:p><text:span text:style-name="T1">Задача исследования</text:span></text:p>
          </draw:text-box>
        </draw:frame>
        <draw:frame draw:style-name="gr1" draw:text-style-name="P2" draw:layer="layout" svg:width="5.383cm" svg:height="1.352cm" svg:x="1.467cm" svg:y="9.501cm">
          <draw:text-box>
            <text:p><text:span text:style-name="T1">Две части</text:span></text:p>
          </draw:text-box>
        </draw:frame>
        <draw:frame draw:style-name="gr1" draw:text-style-name="P5" draw:layer="layout" svg:width="12.588cm" svg:height="1.352cm" svg:x="1.467cm" svg:y="11.501cm">
          <draw:text-box>
            <text:p><text:span text:style-name="T3">1. Обработка ПО-формул;</text:span></text:p>
          </draw:text-box>
        </draw:frame>
        <draw:frame draw:style-name="gr1" draw:text-style-name="P3" draw:layer="layout" svg:width="13.52cm" svg:height="1.352cm" svg:x="1.468cm" svg:y="13.901cm">
          <draw:text-box>
            <text:p><text:span text:style-name="T2">2. Язык описания стратегий.</text:span></text:p>
          </draw:text-box>
        </draw:frame>
        <presentation:notes draw:style-name="dp2">
          <draw:page-thumbnail draw:style-name="gr3" draw:layer="layout" svg:width="14.848cm" svg:height="11.135cm" svg:x="3.075cm" svg:y="2.257cm" draw:page-number="2" presentation:class="page"/>
          <draw:frame presentation:style-name="pr2" draw:layer="layout" svg:width="16.799cm" svg:height="11.411cm" svg:x="2.1cm" svg:y="14.107cm" presentation:class="notes" presentation:placeholder="true">
            <draw:text-box/>
          </draw:frame>
        </presentation:notes>
      </draw:page>
      <draw:page draw:name="page3" draw:style-name="dp3" draw:master-page-name="Обычный">
        <draw:custom-shape draw:style-name="gr4" draw:text-style-name="P1" xml:id="id10" draw:id="id10" draw:layer="layout" svg:width="4.3cm" svg:height="1.7cm" svg:x="3.2cm" svg:y="9cm">
          <text:p/>
          <draw:enhanced-geometry svg:viewBox="0 0 21600 21600" draw:type="rectangle" draw:enhanced-path="M 0 0 L 21600 0 21600 21600 0 21600 0 0 Z N"/>
        </draw:custom-shape>
        <draw:frame draw:style-name="gr5" draw:layer="layout" svg:width="4.204cm" svg:height="1.232cm" svg:x="3.2cm" svg:y="9.3cm">
          <draw:object xlink:href="./Object 2" xlink:type="simple" xlink:show="embed" xlink:actuate="onLoad"/>
          <draw:image xlink:href="./ObjectReplacements/Object 2" xlink:type="simple" xlink:show="embed" xlink:actuate="onLoad"/>
        </draw:frame>
        <draw:custom-shape draw:style-name="gr6" draw:text-style-name="P1" xml:id="id1" draw:id="id1" draw:layer="layout" svg:width="5cm" svg:height="1.7cm" svg:x="9.3cm" svg:y="12cm">
          <text:p/>
          <draw:enhanced-geometry svg:viewBox="0 0 21600 21600" draw:type="rectangle" draw:enhanced-path="M 0 0 L 21600 0 21600 21600 0 21600 0 0 Z N"/>
        </draw:custom-shape>
        <draw:custom-shape draw:style-name="gr7" draw:text-style-name="P1" xml:id="id3" draw:id="id3" draw:layer="layout" svg:width="1.7cm" svg:height="1.7cm" svg:x="17.9cm" svg:y="12cm">
          <text:p/>
          <draw:enhanced-geometry svg:viewBox="0 0 21600 21600" draw:type="rectangle" draw:enhanced-path="M 0 0 L 21600 0 21600 21600 0 21600 0 0 Z N"/>
        </draw:custom-shape>
        <draw:custom-shape draw:style-name="gr6" draw:text-style-name="P1" xml:id="id4" draw:id="id4" draw:layer="layout" svg:width="1.7cm" svg:height="1.7cm" svg:x="20.6cm" svg:y="12cm">
          <text:p/>
          <draw:enhanced-geometry svg:viewBox="0 0 21600 21600" draw:type="rectangle" draw:enhanced-path="M 0 0 L 21600 0 21600 21600 0 21600 0 0 Z N"/>
        </draw:custom-shape>
        <draw:custom-shape draw:style-name="gr7" draw:text-style-name="P1" xml:id="id5" draw:id="id5" draw:layer="layout" svg:width="3.7cm" svg:height="1.7cm" svg:x="23.3cm" svg:y="12cm">
          <text:p/>
          <draw:enhanced-geometry svg:viewBox="0 0 21600 21600" draw:type="rectangle" draw:enhanced-path="M 0 0 L 21600 0 21600 21600 0 21600 0 0 Z N"/>
        </draw:custom-shape>
        <draw:custom-shape draw:style-name="gr6" draw:text-style-name="P1" xml:id="id2" draw:id="id2" draw:layer="layout" svg:width="5cm" svg:height="1.7cm" svg:x="9.3cm" svg:y="5.3cm">
          <text:p/>
          <draw:enhanced-geometry svg:viewBox="0 0 21600 21600" draw:mirror-horizontal="false" draw:mirror-vertical="false" draw:type="rectangle" draw:enhanced-path="M 0 0 L 21600 0 21600 21600 0 21600 0 0 Z N"/>
        </draw:custom-shape>
        <draw:custom-shape draw:style-name="gr7" draw:text-style-name="P1" xml:id="id6" draw:id="id6" draw:layer="layout" svg:width="5cm" svg:height="1.7cm" svg:x="15.3cm" svg:y="3.9cm">
          <text:p/>
          <draw:enhanced-geometry svg:viewBox="0 0 21600 21600" draw:type="rectangle" draw:enhanced-path="M 0 0 L 21600 0 21600 21600 0 21600 0 0 Z N"/>
        </draw:custom-shape>
        <draw:custom-shape draw:style-name="gr7" draw:text-style-name="P1" xml:id="id7" draw:id="id7" draw:layer="layout" svg:width="5cm" svg:height="1.7cm" svg:x="15.3cm" svg:y="6.7cm">
          <text:p/>
          <draw:enhanced-geometry svg:viewBox="0 0 21600 21600" draw:type="rectangle" draw:enhanced-path="M 0 0 L 21600 0 21600 21600 0 21600 0 0 Z N"/>
        </draw:custom-shape>
        <draw:connector draw:style-name="gr8" draw:layer="layout" draw:type="line" svg:x1="7.5cm" svg:y1="9.75cm" svg:x2="9.3cm" svg:y2="12.85cm" draw:end-shape="id1" draw:end-glue-point="3" svg:d="m7500 9750 1800 3100">
          <text:p/>
        </draw:connector>
        <draw:connector draw:style-name="gr8" draw:layer="layout" draw:type="line" svg:x1="7.5cm" svg:y1="9.75cm" svg:x2="9.3cm" svg:y2="6.15cm" draw:end-shape="id2" draw:end-glue-point="3" svg:d="m7500 9750 1800-3600">
          <text:p/>
        </draw:connector>
        <draw:connector draw:style-name="gr8" draw:layer="layout" draw:type="line" svg:x1="19.6cm" svg:y1="12.85cm" svg:x2="20.6cm" svg:y2="12.85cm" draw:start-shape="id3" draw:start-glue-point="1" draw:end-shape="id4" draw:end-glue-point="3" svg:d="m19600 12850h1000">
          <text:p/>
        </draw:connector>
        <draw:connector draw:style-name="gr8" draw:layer="layout" draw:type="line" svg:x1="22.3cm" svg:y1="12.85cm" svg:x2="23.3cm" svg:y2="12.85cm" draw:start-shape="id4" draw:start-glue-point="1" draw:end-shape="id5" draw:end-glue-point="3" svg:d="m22300 12850h1000">
          <text:p/>
        </draw:connector>
        <draw:connector draw:style-name="gr8" draw:layer="layout" draw:type="line" svg:x1="14.3cm" svg:y1="6.15cm" svg:x2="15.3cm" svg:y2="4.75cm" draw:start-shape="id2" draw:start-glue-point="1" draw:end-shape="id6" draw:end-glue-point="3" svg:d="m14300 6150 1000-1400">
          <text:p/>
        </draw:connector>
        <draw:connector draw:style-name="gr8" draw:layer="layout" draw:type="line" svg:x1="14.3cm" svg:y1="6.15cm" svg:x2="15.3cm" svg:y2="7.55cm" draw:start-shape="id2" draw:start-glue-point="1" draw:end-shape="id7" draw:end-glue-point="3" svg:d="m14300 6150 1000 1400">
          <text:p/>
        </draw:connector>
        <draw:custom-shape draw:style-name="gr6" draw:text-style-name="P1" xml:id="id8" draw:id="id8" draw:layer="layout" svg:width="2.5cm" svg:height="1.3cm" svg:x="21.5cm" svg:y="3.4cm">
          <text:p/>
          <draw:enhanced-geometry svg:viewBox="0 0 21600 21600" draw:type="rectangle" draw:enhanced-path="M 0 0 L 21600 0 21600 21600 0 21600 0 0 Z N"/>
        </draw:custom-shape>
        <draw:connector draw:style-name="gr8" draw:layer="layout" draw:type="line" svg:x1="20.3cm" svg:y1="4.75cm" svg:x2="21.5cm" svg:y2="4.05cm" draw:start-shape="id6" draw:start-glue-point="1" draw:end-shape="id8" draw:end-glue-point="3" svg:d="m20300 4750 1200-700">
          <text:p/>
        </draw:connector>
        <draw:frame draw:style-name="gr5" draw:layer="layout" svg:width="4.909cm" svg:height="1.232cm" svg:x="9.4cm" svg:y="5.568cm">
          <draw:object xlink:href="./Object 3" xlink:type="simple" xlink:show="embed" xlink:actuate="onLoad"/>
          <draw:image xlink:href="./ObjectReplacements/Object 3" xlink:type="simple" xlink:show="embed" xlink:actuate="onLoad"/>
        </draw:frame>
        <draw:custom-shape draw:style-name="gr6" draw:text-style-name="P1" xml:id="id9" draw:id="id9" draw:layer="layout" svg:width="1.5cm" svg:height="1.5cm" svg:x="0.5cm" svg:y="12.1cm">
          <text:p/>
          <draw:enhanced-geometry svg:viewBox="0 0 21600 21600" draw:type="rectangle" draw:enhanced-path="M 0 0 L 21600 0 21600 21600 0 21600 0 0 Z N"/>
        </draw:custom-shape>
        <draw:connector draw:style-name="gr8" draw:layer="layout" draw:type="line" svg:x1="2cm" svg:y1="12.85cm" svg:x2="3.2cm" svg:y2="9.85cm" draw:start-shape="id9" draw:start-glue-point="1" draw:end-shape="id10" draw:end-glue-point="3" svg:d="m2000 12850 1200-3000">
          <text:p/>
        </draw:connector>
        <draw:custom-shape draw:style-name="gr9" draw:text-style-name="P1" draw:layer="layout" svg:width="3cm" svg:height="2cm" svg:x="24.5cm" svg:y="2.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layer="layout" draw:type="line" svg:x1="24cm" svg:y1="4.05cm" svg:x2="24.5cm" svg:y2="4.2cm" draw:start-shape="id8" draw:start-glue-point="1" svg:d="m24000 4050 500 150">
          <text:p/>
        </draw:connector>
        <draw:frame draw:style-name="gr5" draw:layer="layout" svg:width="4.201cm" svg:height="1.232cm" svg:x="9.6cm" svg:y="12.268cm">
          <draw:object xlink:href="./Object 4" xlink:type="simple" xlink:show="embed" xlink:actuate="onLoad"/>
          <draw:image xlink:href="./ObjectReplacements/Object 4" xlink:type="simple" xlink:show="embed" xlink:actuate="onLoad"/>
        </draw:frame>
        <draw:frame draw:style-name="gr5" draw:layer="layout" svg:width="3.458cm" svg:height="1.013cm" svg:x="23.6cm" svg:y="12.387cm">
          <draw:object xlink:href="./Object 5" xlink:type="simple" xlink:show="embed" xlink:actuate="onLoad"/>
          <draw:image xlink:href="./ObjectReplacements/Object 5" xlink:type="simple" xlink:show="embed" xlink:actuate="onLoad"/>
        </draw:frame>
        <draw:frame draw:style-name="gr5" draw:layer="layout" svg:width="4.089cm" svg:height="1.236cm" svg:x="15.711cm" svg:y="4.2cm">
          <draw:object xlink:href="./Object 6" xlink:type="simple" xlink:show="embed" xlink:actuate="onLoad"/>
          <draw:image xlink:href="./ObjectReplacements/Object 6" xlink:type="simple" xlink:show="embed" xlink:actuate="onLoad"/>
        </draw:frame>
        <draw:frame draw:style-name="gr5" draw:layer="layout" svg:width="1.142cm" svg:height="1.296cm" svg:x="21.8cm" svg:y="3.404cm">
          <draw:object xlink:href="./Object 8" xlink:type="simple" xlink:show="embed" xlink:actuate="onLoad"/>
          <draw:image xlink:href="./ObjectReplacements/Object 8" xlink:type="simple" xlink:show="embed" xlink:actuate="onLoad"/>
        </draw:frame>
        <draw:custom-shape draw:style-name="gr10" draw:text-style-name="P1" xml:id="id11" draw:id="id11" draw:layer="layout" svg:width="2.5cm" svg:height="2cm" svg:x="21.5cm" svg:y="5.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5" draw:layer="layout" svg:width="1.117cm" svg:height="1.296cm" svg:x="22cm" svg:y="5.6cm">
          <draw:object xlink:href="./Object 10" xlink:type="simple" xlink:show="embed" xlink:actuate="onLoad"/>
          <draw:image xlink:href="./ObjectReplacements/Object 10" xlink:type="simple" xlink:show="embed" xlink:actuate="onLoad"/>
        </draw:frame>
        <draw:connector draw:style-name="gr8" draw:layer="layout" draw:type="line" svg:x1="20.3cm" svg:y1="4.75cm" svg:x2="21.5cm" svg:y2="6.2cm" draw:start-shape="id6" draw:start-glue-point="1" draw:end-shape="id11" svg:d="m20300 4750 1200 1450">
          <text:p/>
        </draw:connector>
        <draw:custom-shape draw:style-name="gr9" draw:text-style-name="P1" xml:id="id12" draw:id="id12" draw:layer="layout" svg:width="7cm" svg:height="2.5cm" svg:x="10cm" svg:y="8.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layer="layout" draw:type="line" svg:x1="7.5cm" svg:y1="9.75cm" svg:x2="10cm" svg:y2="10.05cm" draw:end-shape="id12" draw:end-glue-point="3" svg:d="m7500 9750 2500 300">
          <text:p/>
        </draw:connector>
        <draw:custom-shape draw:style-name="gr4" draw:text-style-name="P1" xml:id="id13" draw:id="id13" draw:layer="layout" svg:width="4.3cm" svg:height="1.7cm" svg:x="3.2cm" svg:y="14cm">
          <text:p/>
          <draw:enhanced-geometry svg:viewBox="0 0 21600 21600" draw:type="rectangle" draw:enhanced-path="M 0 0 L 21600 0 21600 21600 0 21600 0 0 Z N"/>
        </draw:custom-shape>
        <draw:custom-shape draw:style-name="gr9" draw:text-style-name="P1" xml:id="id16" draw:id="id16" draw:layer="layout" svg:width="3.5cm" svg:height="1.4cm" svg:x="8.5cm" svg:y="1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layer="layout" draw:type="line" svg:x1="2cm" svg:y1="12.85cm" svg:x2="3.2cm" svg:y2="14.85cm" draw:start-shape="id9" draw:start-glue-point="1" draw:end-shape="id13" draw:end-glue-point="3" svg:d="m2000 12850 1200 2000">
          <text:p/>
        </draw:connector>
        <draw:custom-shape draw:style-name="gr9" draw:text-style-name="P1" xml:id="id14" draw:id="id14" draw:layer="layout" svg:width="4.5cm" svg:height="1.8cm" svg:x="3.5cm" svg:y="17.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layer="layout" draw:type="line" svg:x1="2cm" svg:y1="12.85cm" svg:x2="3.5cm" svg:y2="18cm" draw:start-shape="id9" draw:start-glue-point="1" draw:end-shape="id14" draw:end-glue-point="3" svg:d="m2000 12850 1500 5150">
          <text:p/>
        </draw:connector>
        <draw:custom-shape draw:style-name="gr9" draw:text-style-name="P1" xml:id="id15" draw:id="id15" draw:layer="layout" svg:width="2.5cm" svg:height="1.5cm" svg:x="14.9cm" svg:y="12.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layer="layout" draw:type="line" svg:x1="14.3cm" svg:y1="12.85cm" svg:x2="14.9cm" svg:y2="12.85cm" draw:start-shape="id1" draw:start-glue-point="1" draw:end-shape="id15" draw:end-glue-point="3" svg:d="m14300 12850h600">
          <text:p/>
        </draw:connector>
        <draw:connector draw:style-name="gr8" draw:layer="layout" draw:type="line" svg:x1="17.4cm" svg:y1="12.85cm" svg:x2="17.9cm" svg:y2="12.85cm" draw:start-shape="id15" draw:start-glue-point="1" draw:end-shape="id3" draw:end-glue-point="3" svg:d="m17400 12850h500">
          <text:p/>
        </draw:connector>
        <draw:connector draw:style-name="gr8" draw:layer="layout" draw:type="line" svg:x1="7.5cm" svg:y1="14.85cm" svg:x2="8.5cm" svg:y2="15.7cm" draw:start-shape="id13" draw:start-glue-point="1" draw:end-shape="id16" svg:d="m7500 14850 1000 850">
          <text:p/>
        </draw:connector>
        <draw:frame draw:style-name="gr1" draw:text-style-name="P2" draw:layer="layout" svg:width="10.565cm" svg:height="1.352cm" svg:x="8.6cm" svg:y="0.501cm">
          <draw:text-box>
            <text:p><text:span text:style-name="T1">Структура формулы</text:span></text:p>
          </draw:text-box>
        </draw:frame>
        <draw:line draw:style-name="gr11" draw:text-style-name="P1" draw:layer="layout" svg:x1="16cm" svg:y1="6cm" svg:x2="8cm" svg:y2="9.5cm">
          <text:p/>
        </draw:line>
        <draw:line draw:style-name="gr11" draw:text-style-name="P1" draw:layer="layout" svg:x1="22cm" svg:y1="5cm" svg:x2="11.5cm" svg:y2="10cm">
          <text:p/>
        </draw:line>
        <draw:frame draw:style-name="gr1" draw:text-style-name="P5" draw:layer="layout" svg:width="2.691cm" svg:height="1.352cm" svg:x="3.868cm" svg:y="7.001cm">
          <draw:text-box>
            <text:p><text:span text:style-name="T3">База</text:span></text:p>
          </draw:text-box>
        </draw:frame>
        <draw:frame draw:style-name="gr1" draw:text-style-name="P5" draw:layer="layout" svg:width="4.545cm" svg:height="1.352cm" svg:x="9.569cm" svg:y="3.201cm">
          <draw:text-box>
            <text:p><text:span text:style-name="T3">Вопросы</text:span></text:p>
          </draw:text-box>
        </draw:frame>
        <presentation:notes draw:style-name="dp2">
          <draw:page-thumbnail draw:style-name="gr3" draw:layer="layout" svg:width="14.848cm" svg:height="11.135cm" svg:x="3.075cm" svg:y="2.257cm" draw:page-number="3" presentation:class="page"/>
          <draw:frame presentation:style-name="pr2" draw:layer="layout" svg:width="16.799cm" svg:height="11.411cm" svg:x="2.1cm" svg:y="14.107cm" presentation:class="notes" presentation:placeholder="true">
            <draw:text-box/>
          </draw:frame>
        </presentation:notes>
      </draw:page>
      <draw:page draw:name="page4" draw:style-name="dp3" draw:master-page-name="Обычный">
        <draw:frame draw:style-name="gr1" draw:text-style-name="P2" draw:layer="layout" svg:width="10.992cm" svg:height="1.352cm" svg:x="8.4cm" svg:y="1.301cm">
          <draw:text-box>
            <text:p><text:span text:style-name="T1">Основные проблемы</text:span></text:p>
          </draw:text-box>
        </draw:frame>
        <draw:frame draw:style-name="gr5" draw:layer="layout" svg:width="18.642cm" svg:height="8.801cm" svg:x="0.7cm" svg:y="3.4cm">
          <draw:object xlink:href="./Object 1" xlink:type="simple" xlink:show="embed" xlink:actuate="onLoad"/>
          <draw:image xlink:href="./ObjectReplacements/Object 1" xlink:type="simple" xlink:show="embed" xlink:actuate="onLoad"/>
        </draw:frame>
        <draw:frame draw:style-name="gr1" draw:text-style-name="P5" draw:layer="layout" svg:width="18.625cm" svg:height="1.352cm" svg:x="1.468cm" svg:y="12.601cm">
          <draw:text-box>
            <text:p><text:span text:style-name="T3">1. Увеличивается кол-во атомов в базе;</text:span></text:p>
          </draw:text-box>
        </draw:frame>
        <draw:frame draw:style-name="gr1" draw:text-style-name="P5" draw:layer="layout" svg:width="16.487cm" svg:height="1.352cm" svg:x="1.468cm" svg:y="14.301cm">
          <draw:text-box>
            <text:p><text:span text:style-name="T3">2. Увеличивается кол-во вопросов;</text:span></text:p>
          </draw:text-box>
        </draw:frame>
        <draw:frame draw:style-name="gr1" draw:text-style-name="P5" draw:layer="layout" svg:width="23.176cm" svg:height="2.453cm" svg:x="1.468cm" svg:y="16.101cm">
          <draw:text-box>
            <text:p><text:span text:style-name="T3">3. Формула расщепляется из-за дизъюнктивного </text:span></text:p>
            <text:p><text:span text:style-name="T3"><text:tab/></text:span><text:span text:style-name="T3">ветвления (дублируется много информации).</text:span></text:p>
          </draw:text-box>
        </draw:frame>
        <presentation:notes draw:style-name="dp2">
          <draw:page-thumbnail draw:style-name="gr3" draw:layer="layout" svg:width="14.848cm" svg:height="11.135cm" svg:x="3.075cm" svg:y="2.257cm" draw:page-number="4" presentation:class="page"/>
          <draw:frame presentation:style-name="pr2" draw:layer="layout" svg:width="16.799cm" svg:height="11.411cm" svg:x="2.1cm" svg:y="14.107cm" presentation:class="notes" presentation:placeholder="true">
            <draw:text-box/>
          </draw:frame>
        </presentation:notes>
      </draw:page>
      <draw:page draw:name="page5" draw:style-name="dp3" draw:master-page-name="Обычный">
        <draw:frame draw:style-name="gr1" draw:text-style-name="P2" draw:layer="layout" svg:width="15.306cm" svg:height="1.352cm" svg:x="6.402cm" svg:y="0.902cm">
          <draw:text-box>
            <text:p><text:span text:style-name="T1">Индексирование базы атомов</text:span></text:p>
          </draw:text-box>
        </draw:frame>
        <draw:frame draw:style-name="gr12" draw:text-style-name="P5" draw:layer="layout" svg:width="26.016cm" svg:height="2.453cm" svg:x="1.5cm" svg:y="3cm">
          <draw:text-box>
            <text:p><text:span text:style-name="T3">Каждому атому ставится в соответствие множество его</text:span></text:p>
            <text:p><text:span text:style-name="T3">путей</text:span></text:p>
          </draw:text-box>
        </draw:frame>
        <draw:frame draw:style-name="gr1" draw:text-style-name="P5" draw:layer="layout" svg:width="7.648cm" svg:height="1.352cm" svg:x="1.469cm" svg:y="10.001cm">
          <draw:text-box>
            <text:p><text:span text:style-name="T3">A(e,f(f(x,k),y),m)</text:span></text:p>
          </draw:text-box>
        </draw:frame>
        <draw:frame draw:style-name="gr1" draw:text-style-name="P5" draw:layer="layout" svg:width="3.855cm" svg:height="9.059cm" svg:x="11.37cm" svg:y="6.901cm">
          <draw:text-box>
            <text:p><text:span text:style-name="T3">A</text:span></text:p>
            <text:p><text:span text:style-name="T3">A1e</text:span></text:p>
            <text:p><text:span text:style-name="T3">A2f</text:span></text:p>
            <text:p><text:span text:style-name="T3">A2f1f</text:span></text:p>
            <text:p><text:span text:style-name="T3">A2f1f1x</text:span></text:p>
            <text:p><text:span text:style-name="T3">A2f1f2k</text:span></text:p>
            <text:p><text:span text:style-name="T3">A2f2y</text:span></text:p>
            <text:p><text:span text:style-name="T3">A3m</text:span></text:p>
          </draw:text-box>
        </draw:frame>
        <draw:line draw:style-name="gr11" draw:text-style-name="P1" draw:layer="layout" svg:x1="9.2cm" svg:y1="10.7cm" svg:x2="11.2cm" svg:y2="10.7cm">
          <text:p/>
        </draw:line>
        <draw:frame draw:style-name="gr1" draw:text-style-name="P5" draw:layer="layout" svg:width="4.363cm" svg:height="1.352cm" svg:x="1.469cm" svg:y="6.201cm">
          <draw:text-box>
            <text:p><text:span text:style-name="T3">Пример:</text:span></text:p>
          </draw:text-box>
        </draw:frame>
        <draw:custom-shape draw:style-name="gr13" draw:text-style-name="P4" xml:id="id17" draw:id="id17" draw:layer="layout" svg:width="1.5cm" svg:height="1.5cm" svg:x="20.6cm" svg:y="5.6cm">
          <text:p text:style-name="P1"><text:span text:style-name="T2">A</text:span></text:p>
          <draw:enhanced-geometry svg:viewBox="0 0 21600 21600" draw:type="rectangle" draw:enhanced-path="M 0 0 L 21600 0 21600 21600 0 21600 0 0 Z N"/>
        </draw:custom-shape>
        <draw:custom-shape draw:style-name="gr13" draw:text-style-name="P4" xml:id="id18" draw:id="id18" draw:layer="layout" svg:width="1.5cm" svg:height="1.5cm" svg:x="17.6cm" svg:y="8.5cm">
          <text:p text:style-name="P1"><text:span text:style-name="T2">e</text:span></text:p>
          <draw:enhanced-geometry svg:viewBox="0 0 21600 21600" draw:type="rectangle" draw:enhanced-path="M 0 0 L 21600 0 21600 21600 0 21600 0 0 Z N"/>
        </draw:custom-shape>
        <draw:custom-shape draw:style-name="gr13" draw:text-style-name="P4" xml:id="id19" draw:id="id19" draw:layer="layout" svg:width="1.5cm" svg:height="1.5cm" svg:x="20.6cm" svg:y="8.5cm">
          <text:p text:style-name="P1"><text:span text:style-name="T2">f</text:span></text:p>
          <draw:enhanced-geometry svg:viewBox="0 0 21600 21600" draw:type="rectangle" draw:enhanced-path="M 0 0 L 21600 0 21600 21600 0 21600 0 0 Z N"/>
        </draw:custom-shape>
        <draw:custom-shape draw:style-name="gr13" draw:text-style-name="P4" xml:id="id20" draw:id="id20" draw:layer="layout" svg:width="1.5cm" svg:height="1.5cm" svg:x="23.6cm" svg:y="8.5cm">
          <text:p text:style-name="P1"><text:span text:style-name="T2">m</text:span></text:p>
          <draw:enhanced-geometry svg:viewBox="0 0 21600 21600" draw:type="rectangle" draw:enhanced-path="M 0 0 L 21600 0 21600 21600 0 21600 0 0 Z N"/>
        </draw:custom-shape>
        <draw:custom-shape draw:style-name="gr13" draw:text-style-name="P4" xml:id="id21" draw:id="id21" draw:layer="layout" svg:width="1.5cm" svg:height="1.5cm" svg:x="19cm" svg:y="11.4cm">
          <text:p text:style-name="P1"><text:span text:style-name="T2">f</text:span></text:p>
          <draw:enhanced-geometry svg:viewBox="0 0 21600 21600" draw:type="rectangle" draw:enhanced-path="M 0 0 L 21600 0 21600 21600 0 21600 0 0 Z N"/>
        </draw:custom-shape>
        <draw:custom-shape draw:style-name="gr13" draw:text-style-name="P4" xml:id="id22" draw:id="id22" draw:layer="layout" svg:width="1.5cm" svg:height="1.5cm" svg:x="22.1cm" svg:y="11.4cm">
          <text:p text:style-name="P1"><text:span text:style-name="T2">y</text:span></text:p>
          <draw:enhanced-geometry svg:viewBox="0 0 21600 21600" draw:type="rectangle" draw:enhanced-path="M 0 0 L 21600 0 21600 21600 0 21600 0 0 Z N"/>
        </draw:custom-shape>
        <draw:custom-shape draw:style-name="gr13" draw:text-style-name="P4" xml:id="id23" draw:id="id23" draw:layer="layout" svg:width="1.5cm" svg:height="1.5cm" svg:x="17.5cm" svg:y="14.3cm">
          <text:p text:style-name="P1"><text:span text:style-name="T2">x</text:span></text:p>
          <draw:enhanced-geometry svg:viewBox="0 0 21600 21600" draw:type="rectangle" draw:enhanced-path="M 0 0 L 21600 0 21600 21600 0 21600 0 0 Z N"/>
        </draw:custom-shape>
        <draw:custom-shape draw:style-name="gr13" draw:text-style-name="P4" xml:id="id24" draw:id="id24" draw:layer="layout" svg:width="1.5cm" svg:height="1.5cm" svg:x="20.3cm" svg:y="14.3cm">
          <text:p text:style-name="P1"><text:span text:style-name="T2">k</text:span></text:p>
          <draw:enhanced-geometry svg:viewBox="0 0 21600 21600" draw:type="rectangle" draw:enhanced-path="M 0 0 L 21600 0 21600 21600 0 21600 0 0 Z N"/>
        </draw:custom-shape>
        <draw:connector draw:style-name="gr11" draw:text-style-name="P1" draw:layer="layout" draw:type="line" svg:x1="21.35cm" svg:y1="7.1cm" svg:x2="18.35cm" svg:y2="8.5cm" draw:start-shape="id17" draw:start-glue-point="2" draw:end-shape="id18" draw:end-glue-point="0" svg:d="m21350 7100-3000 1400">
          <text:p/>
        </draw:connector>
        <draw:connector draw:style-name="gr11" draw:text-style-name="P1" draw:layer="layout" draw:type="line" svg:x1="21.35cm" svg:y1="7.1cm" svg:x2="21.35cm" svg:y2="8.5cm" draw:start-shape="id17" draw:start-glue-point="2" draw:end-shape="id19" draw:end-glue-point="0" svg:d="m21350 7100v1400">
          <text:p/>
        </draw:connector>
        <draw:connector draw:style-name="gr11" draw:text-style-name="P1" draw:layer="layout" draw:type="line" svg:x1="21.35cm" svg:y1="7.1cm" svg:x2="24.35cm" svg:y2="8.5cm" draw:start-shape="id17" draw:start-glue-point="2" draw:end-shape="id20" svg:d="m21350 7100 3000 1400">
          <text:p/>
        </draw:connector>
        <draw:connector draw:style-name="gr11" draw:text-style-name="P1" draw:layer="layout" draw:type="line" svg:x1="21.35cm" svg:y1="10cm" svg:x2="19.75cm" svg:y2="11.4cm" draw:start-shape="id19" draw:start-glue-point="2" draw:end-shape="id21" draw:end-glue-point="0" svg:d="m21350 10000-1600 1400">
          <text:p/>
        </draw:connector>
        <draw:connector draw:style-name="gr11" draw:text-style-name="P1" draw:layer="layout" draw:type="line" svg:x1="21.35cm" svg:y1="10cm" svg:x2="22.85cm" svg:y2="11.4cm" draw:start-shape="id19" draw:start-glue-point="2" draw:end-shape="id22" draw:end-glue-point="0" svg:d="m21350 10000 1500 1400">
          <text:p/>
        </draw:connector>
        <draw:connector draw:style-name="gr11" draw:text-style-name="P1" draw:layer="layout" draw:type="line" svg:x1="19.75cm" svg:y1="12.9cm" svg:x2="18.25cm" svg:y2="14.3cm" draw:start-shape="id21" draw:start-glue-point="2" draw:end-shape="id23" draw:end-glue-point="0" svg:d="m19750 12900-1500 1400">
          <text:p/>
        </draw:connector>
        <draw:connector draw:style-name="gr11" draw:text-style-name="P1" draw:layer="layout" draw:type="line" svg:x1="19.75cm" svg:y1="12.9cm" svg:x2="21.05cm" svg:y2="14.3cm" draw:start-shape="id21" draw:start-glue-point="2" draw:end-shape="id24" draw:end-glue-point="0" svg:d="m19750 12900 1300 1400">
          <text:p/>
        </draw:connector>
        <draw:frame draw:style-name="gr1" draw:layer="layout" svg:width="0.853cm" svg:height="0.962cm" svg:x="18.8cm" svg:y="7.1cm">
          <draw:text-box>
            <text:p>1</text:p>
          </draw:text-box>
        </draw:frame>
        <draw:frame draw:style-name="gr1" draw:layer="layout" svg:width="0.853cm" svg:height="0.962cm" svg:x="21.401cm" svg:y="7.501cm">
          <draw:text-box>
            <text:p>2</text:p>
          </draw:text-box>
        </draw:frame>
        <draw:frame draw:style-name="gr1" draw:layer="layout" svg:width="0.853cm" svg:height="0.962cm" svg:x="23.001cm" svg:y="7.101cm">
          <draw:text-box>
            <text:p>3</text:p>
          </draw:text-box>
        </draw:frame>
        <draw:frame draw:style-name="gr1" draw:layer="layout" svg:width="0.853cm" svg:height="0.962cm" svg:x="19.701cm" svg:y="9.901cm">
          <draw:text-box>
            <text:p>1</text:p>
          </draw:text-box>
        </draw:frame>
        <draw:frame draw:style-name="gr14" draw:layer="layout" svg:width="0.899cm" svg:height="0.962cm" svg:x="22.101cm" svg:y="9.9cm">
          <draw:text-box>
            <text:p>2</text:p>
          </draw:text-box>
        </draw:frame>
        <draw:frame draw:style-name="gr1" draw:layer="layout" svg:width="0.853cm" svg:height="0.962cm" svg:x="20.402cm" svg:y="12.902cm">
          <draw:text-box>
            <text:p>2</text:p>
          </draw:text-box>
        </draw:frame>
        <draw:frame draw:style-name="gr1" draw:layer="layout" svg:width="0.853cm" svg:height="0.962cm" svg:x="18.202cm" svg:y="12.902cm">
          <draw:text-box>
            <text:p>1</text:p>
          </draw:text-box>
        </draw:frame>
        <draw:frame draw:style-name="gr1" draw:text-style-name="P5" draw:layer="layout" svg:width="25.589cm" svg:height="2.453cm" svg:x="1.47cm" svg:y="16.201cm">
          <draw:text-box>
            <text:p><text:span text:style-name="T3">Каждый путь содержит указатель на соответствующий</text:span></text:p>
            <text:p><text:span text:style-name="T3">атом</text:span></text:p>
          </draw:text-box>
        </draw:frame>
        <presentation:notes draw:style-name="dp2">
          <draw:page-thumbnail draw:style-name="gr3" draw:layer="layout" svg:width="14.848cm" svg:height="11.135cm" svg:x="3.075cm" svg:y="2.257cm" draw:page-number="5" presentation:class="page"/>
          <draw:frame presentation:style-name="pr2" draw:layer="layout" svg:width="16.799cm" svg:height="11.411cm" svg:x="2.1cm" svg:y="14.107cm" presentation:class="notes" presentation:placeholder="true">
            <draw:text-box/>
          </draw:frame>
        </presentation:notes>
      </draw:page>
      <draw:page draw:name="page6" draw:style-name="dp3" draw:master-page-name="Обычный">
        <draw:frame draw:style-name="gr1" draw:text-style-name="P2" draw:layer="layout" svg:width="15.306cm" svg:height="1.352cm" svg:x="6.403cm" svg:y="0.903cm">
          <draw:text-box>
            <text:p><text:span text:style-name="T1">Индексирование базы атомов</text:span></text:p>
          </draw:text-box>
        </draw:frame>
        <draw:frame draw:style-name="gr1" draw:text-style-name="P2" draw:layer="layout" svg:width="11.983cm" svg:height="1.352cm" svg:x="8.204cm" svg:y="2.504cm">
          <draw:text-box>
            <text:p><text:span text:style-name="T1">Поиск примеров в базе</text:span></text:p>
          </draw:text-box>
        </draw:frame>
        <draw:frame draw:style-name="gr1" draw:text-style-name="P5" draw:layer="layout" svg:width="5.171cm" svg:height="1.352cm" svg:x="9.829cm" svg:y="5.3cm">
          <draw:text-box>
            <text:p><text:span text:style-name="T3">A(e,x,f(m))</text:span></text:p>
          </draw:text-box>
        </draw:frame>
        <draw:frame draw:style-name="gr1" draw:text-style-name="P6" draw:layer="layout" svg:width="8.376cm" svg:height="1.352cm" svg:x="1.171cm" svg:y="5.301cm">
          <draw:text-box>
            <text:p><text:span text:style-name="T4">Атом из вопроса:</text:span></text:p>
          </draw:text-box>
        </draw:frame>
        <draw:frame draw:style-name="gr1" draw:text-style-name="P5" draw:layer="layout" svg:width="25.28cm" svg:height="2.453cm" svg:x="1.171cm" svg:y="7.401cm">
          <draw:text-box>
            <text:p><text:span text:style-name="T3">На каждый пример данного атома имеется указатель </text:span></text:p>
            <text:p><text:span text:style-name="T3">в следующих путях:</text:span></text:p>
          </draw:text-box>
        </draw:frame>
        <draw:frame draw:style-name="gr1" draw:text-style-name="P5" draw:layer="layout" svg:width="3.355cm" svg:height="2.453cm" svg:x="11.03cm" svg:y="8.6cm">
          <draw:text-box>
            <text:p><text:span text:style-name="T3">A1e</text:span></text:p>
            <text:p><text:span text:style-name="T3">A3f1m</text:span></text:p>
          </draw:text-box>
        </draw:frame>
        <draw:frame draw:style-name="gr1" draw:text-style-name="P6" draw:layer="layout" svg:width="10.666cm" svg:height="1.352cm" svg:x="1.171cm" svg:y="12.101cm">
          <draw:text-box>
            <text:p><text:span text:style-name="T4">Множество примеров:</text:span></text:p>
          </draw:text-box>
        </draw:frame>
        <draw:frame draw:style-name="gr5" draw:layer="layout" svg:width="7.605cm" svg:height="1.279cm" svg:x="12.026cm" svg:y="12.146cm">
          <draw:object xlink:href="./Object 7" xlink:type="simple" xlink:show="embed" xlink:actuate="onLoad"/>
          <draw:image xlink:href="./ObjectReplacements/Object 7" xlink:type="simple" xlink:show="embed" xlink:actuate="onLoad"/>
        </draw:frame>
        <presentation:notes draw:style-name="dp2">
          <draw:page-thumbnail draw:style-name="gr3" draw:layer="layout" svg:width="14.848cm" svg:height="11.135cm" svg:x="3.075cm" svg:y="2.257cm" draw:page-number="6" presentation:class="page"/>
          <draw:frame presentation:style-name="pr2" draw:layer="layout" svg:width="16.799cm" svg:height="11.411cm" svg:x="2.1cm" svg:y="14.107cm" presentation:class="notes" presentation:placeholder="true">
            <draw:text-box/>
          </draw:frame>
        </presentation:notes>
      </draw:page>
      <draw:page draw:name="page7" draw:style-name="dp3" draw:master-page-name="Обычный">
        <draw:frame draw:style-name="gr1" draw:text-style-name="P2" draw:layer="layout" svg:width="15.306cm" svg:height="1.352cm" svg:x="6.401cm" svg:y="0.901cm">
          <draw:text-box>
            <text:p><text:span text:style-name="T1">Индексирование базы атомов</text:span></text:p>
          </draw:text-box>
        </draw:frame>
        <draw:frame draw:style-name="gr1" draw:text-style-name="P5" draw:layer="layout" svg:width="5.171cm" svg:height="1.352cm" svg:x="0.669cm" svg:y="3.701cm">
          <draw:text-box>
            <text:p><text:span text:style-name="T3">A(e,x,f(m))</text:span></text:p>
          </draw:text-box>
        </draw:frame>
        <draw:frame draw:style-name="gr1" draw:text-style-name="P5" draw:layer="layout" svg:width="3.355cm" svg:height="2.453cm" svg:x="7.37cm" svg:y="3.301cm">
          <draw:text-box>
            <text:p><text:span text:style-name="T3">A1e</text:span></text:p>
            <text:p><text:span text:style-name="T3">A3f1m</text:span></text:p>
          </draw:text-box>
        </draw:frame>
        <draw:frame draw:style-name="gr1" draw:text-style-name="P5" xml:id="id26" draw:id="id26" draw:layer="layout" svg:width="5.171cm" svg:height="1.352cm" svg:x="0.77cm" svg:y="7.601cm">
          <draw:text-box>
            <text:p><text:span text:style-name="T3">A(e,k,f(m))</text:span></text:p>
          </draw:text-box>
        </draw:frame>
        <draw:frame draw:style-name="gr1" draw:text-style-name="P7" draw:layer="layout" svg:width="2.966cm" svg:height="1.352cm" svg:x="0.734cm" svg:y="6.248cm">
          <draw:text-box>
            <text:p><text:span text:style-name="T5">База:</text:span></text:p>
          </draw:text-box>
        </draw:frame>
        <draw:frame draw:style-name="gr1" draw:text-style-name="P5" xml:id="id25" draw:id="id25" draw:layer="layout" svg:width="2.259cm" svg:height="1.352cm" svg:x="7.541cm" svg:y="12.2cm">
          <draw:text-box>
            <text:p><text:span text:style-name="T3">A1e</text:span></text:p>
          </draw:text-box>
        </draw:frame>
        <draw:frame draw:style-name="gr1" draw:text-style-name="P5" xml:id="id29" draw:id="id29" draw:layer="layout" svg:width="3.355cm" svg:height="1.352cm" svg:x="14.845cm" svg:y="12.2cm">
          <draw:text-box>
            <text:p><text:span text:style-name="T3">A3f1m</text:span></text:p>
          </draw:text-box>
        </draw:frame>
        <draw:frame draw:style-name="gr1" draw:text-style-name="P5" xml:id="id30" draw:id="id30" draw:layer="layout" svg:width="5.446cm" svg:height="1.352cm" svg:x="6.7cm" svg:y="7.6cm">
          <draw:text-box>
            <text:p><text:span text:style-name="T3"><text:s/></text:span><text:span text:style-name="T3">A(k,e,f(m))</text:span></text:p>
          </draw:text-box>
        </draw:frame>
        <draw:frame draw:style-name="gr1" draw:text-style-name="P5" xml:id="id27" draw:id="id27" draw:layer="layout" svg:width="4.9cm" svg:height="1.352cm" svg:x="13.3cm" svg:y="7.6cm">
          <draw:text-box>
            <text:p><text:span text:style-name="T3">A(e,e,f(k))</text:span></text:p>
          </draw:text-box>
        </draw:frame>
        <draw:frame draw:style-name="gr1" draw:text-style-name="P5" xml:id="id28" draw:id="id28" draw:layer="layout" svg:width="5.226cm" svg:height="1.352cm" svg:x="19.3cm" svg:y="7.6cm">
          <draw:text-box>
            <text:p><text:span text:style-name="T3">A(e,e,f(m))</text:span></text:p>
          </draw:text-box>
        </draw:frame>
        <draw:connector draw:style-name="gr15" draw:text-style-name="P1" draw:layer="layout" draw:type="line" svg:x1="8.67cm" svg:y1="12.2cm" svg:x2="3.355cm" svg:y2="8.949cm" draw:start-shape="id25" draw:start-glue-point="0" draw:end-shape="id26" draw:end-glue-point="2" svg:d="m8670 12200-5315-3251">
          <text:p/>
        </draw:connector>
        <draw:connector draw:style-name="gr15" draw:text-style-name="P1" draw:layer="layout" draw:type="line" svg:x1="8.67cm" svg:y1="12.2cm" svg:x2="15.75cm" svg:y2="8.948cm" draw:start-shape="id25" draw:start-glue-point="0" draw:end-shape="id27" draw:end-glue-point="2" svg:d="m8670 12200 7080-3252">
          <text:p/>
        </draw:connector>
        <draw:connector draw:style-name="gr15" draw:text-style-name="P1" draw:layer="layout" draw:type="line" svg:x1="8.67cm" svg:y1="12.2cm" svg:x2="21.913cm" svg:y2="8.948cm" draw:start-shape="id25" draw:start-glue-point="0" draw:end-shape="id28" draw:end-glue-point="2" svg:d="m8670 12200 13243-3252">
          <text:p/>
        </draw:connector>
        <draw:connector draw:style-name="gr11" draw:text-style-name="P1" draw:layer="layout" draw:type="line" svg:x1="16.522cm" svg:y1="12.2cm" svg:x2="3.355cm" svg:y2="8.949cm" draw:start-shape="id29" draw:start-glue-point="0" draw:end-shape="id26" draw:end-glue-point="2" svg:d="m16522 12200-13167-3251">
          <text:p/>
        </draw:connector>
        <draw:connector draw:style-name="gr11" draw:text-style-name="P1" draw:layer="layout" draw:type="line" svg:x1="16.522cm" svg:y1="12.2cm" svg:x2="9.395cm" svg:y2="8.948cm" draw:start-shape="id29" draw:start-glue-point="0" draw:end-shape="id30" draw:end-glue-point="2" svg:d="m16522 12200-7127-3252">
          <text:p/>
        </draw:connector>
        <draw:connector draw:style-name="gr11" draw:text-style-name="P1" draw:layer="layout" draw:type="line" svg:x1="16.522cm" svg:y1="12.2cm" svg:x2="21.913cm" svg:y2="8.948cm" draw:start-shape="id29" draw:start-glue-point="0" draw:end-shape="id28" draw:end-glue-point="2" svg:d="m16522 12200 5391-3252">
          <text:p/>
        </draw:connector>
        <draw:frame draw:style-name="gr5" draw:layer="layout" svg:width="23.183cm" svg:height="1.284cm" svg:x="0.627cm" svg:y="14.847cm">
          <draw:object xlink:href="./Object 9" xlink:type="simple" xlink:show="embed" xlink:actuate="onLoad"/>
          <draw:image xlink:href="./ObjectReplacements/Object 9" xlink:type="simple" xlink:show="embed" xlink:actuate="onLoad"/>
        </draw:frame>
        <presentation:notes draw:style-name="dp2">
          <draw:page-thumbnail draw:style-name="gr3" draw:layer="layout" svg:width="14.848cm" svg:height="11.135cm" svg:x="3.075cm" svg:y="2.257cm" draw:page-number="7" presentation:class="page"/>
          <draw:frame presentation:style-name="pr2" draw:layer="layout" svg:width="16.799cm" svg:height="11.411cm" svg:x="2.1cm" svg:y="14.107cm" presentation:class="notes" presentation:placeholder="true">
            <draw:text-box/>
          </draw:frame>
        </presentation:notes>
      </draw:page>
      <draw:page draw:name="page8" draw:style-name="dp3" draw:master-page-name="Обычный">
        <draw:frame draw:style-name="gr1" draw:text-style-name="P2" draw:layer="layout" svg:width="10.332cm" svg:height="1.352cm" svg:x="8.401cm" svg:y="1.001cm">
          <draw:text-box>
            <text:p><text:span text:style-name="T1">Разделение данных</text:span></text:p>
          </draw:text-box>
        </draw:frame>
        <draw:custom-shape draw:style-name="gr16" draw:text-style-name="P4" xml:id="id31" draw:id="id31" draw:layer="layout" svg:width="2cm" svg:height="2cm" svg:x="5cm" svg:y="6.6cm">
          <text:p text:style-name="P1"><text:span text:style-name="T2">F1</text:span></text:p>
          <draw:enhanced-geometry svg:viewBox="0 0 21600 21600" draw:type="rectangle" draw:enhanced-path="M 0 0 L 21600 0 21600 21600 0 21600 0 0 Z N"/>
        </draw:custom-shape>
        <draw:custom-shape draw:style-name="gr16" draw:text-style-name="P4" xml:id="id32" draw:id="id32" draw:layer="layout" svg:width="2cm" svg:height="2cm" svg:x="8.7cm" svg:y="6.6cm">
          <text:p text:style-name="P1"><text:span text:style-name="T2">F2</text:span></text:p>
          <draw:enhanced-geometry svg:viewBox="0 0 21600 21600" draw:type="rectangle" draw:enhanced-path="M 0 0 L 21600 0 21600 21600 0 21600 0 0 Z N"/>
        </draw:custom-shape>
        <draw:custom-shape draw:style-name="gr13" draw:text-style-name="P4" xml:id="id33" draw:id="id33" draw:layer="layout" svg:width="2cm" svg:height="2cm" svg:x="11.9cm" svg:y="4.4cm">
          <text:p text:style-name="P1"><text:span text:style-name="T2">F3</text:span></text:p>
          <draw:enhanced-geometry svg:viewBox="0 0 21600 21600" draw:type="rectangle" draw:enhanced-path="M 0 0 L 21600 0 21600 21600 0 21600 0 0 Z N"/>
        </draw:custom-shape>
        <draw:custom-shape draw:style-name="gr16" draw:text-style-name="P4" xml:id="id34" draw:id="id34" draw:layer="layout" svg:width="2cm" svg:height="2cm" svg:x="11.9cm" svg:y="8.3cm">
          <text:p text:style-name="P1"><text:span text:style-name="T2">F4</text:span></text:p>
          <draw:enhanced-geometry svg:viewBox="0 0 21600 21600" draw:type="rectangle" draw:enhanced-path="M 0 0 L 21600 0 21600 21600 0 21600 0 0 Z N"/>
        </draw:custom-shape>
        <draw:custom-shape draw:style-name="gr13" draw:text-style-name="P4" xml:id="id35" draw:id="id35" draw:layer="layout" svg:width="2cm" svg:height="2cm" svg:x="15.8cm" svg:y="4.4cm">
          <text:p text:style-name="P1"><text:span text:style-name="T2">F5</text:span></text:p>
          <draw:enhanced-geometry svg:viewBox="0 0 21600 21600" draw:type="rectangle" draw:enhanced-path="M 0 0 L 21600 0 21600 21600 0 21600 0 0 Z N"/>
        </draw:custom-shape>
        <draw:custom-shape draw:style-name="gr16" draw:text-style-name="P4" xml:id="id36" draw:id="id36" draw:layer="layout" svg:width="2cm" svg:height="2cm" svg:x="15.8cm" svg:y="8.3cm">
          <text:p text:style-name="P1"><text:span text:style-name="T2">F6</text:span></text:p>
          <draw:enhanced-geometry svg:viewBox="0 0 21600 21600" draw:type="rectangle" draw:enhanced-path="M 0 0 L 21600 0 21600 21600 0 21600 0 0 Z N"/>
        </draw:custom-shape>
        <draw:custom-shape draw:style-name="gr16" draw:text-style-name="P4" xml:id="id37" draw:id="id37" draw:layer="layout" svg:width="2cm" svg:height="2cm" svg:x="19cm" svg:y="7.2cm">
          <text:p text:style-name="P1"><text:span text:style-name="T2">F7</text:span></text:p>
          <draw:enhanced-geometry svg:viewBox="0 0 21600 21600" draw:type="rectangle" draw:enhanced-path="M 0 0 L 21600 0 21600 21600 0 21600 0 0 Z N"/>
        </draw:custom-shape>
        <draw:custom-shape draw:style-name="gr13" draw:text-style-name="P4" xml:id="id38" draw:id="id38" draw:layer="layout" svg:width="2cm" svg:height="2cm" svg:x="19.1cm" svg:y="10.3cm">
          <text:p text:style-name="P1"><text:span text:style-name="T2">F8</text:span></text:p>
          <draw:enhanced-geometry svg:viewBox="0 0 21600 21600" draw:type="rectangle" draw:enhanced-path="M 0 0 L 21600 0 21600 21600 0 21600 0 0 Z N"/>
        </draw:custom-shape>
        <draw:custom-shape draw:style-name="gr16" draw:text-style-name="P4" xml:id="id39" draw:id="id39" draw:layer="layout" svg:width="2cm" svg:height="2cm" svg:x="23cm" svg:y="7.2cm">
          <text:p text:style-name="P1"><text:span text:style-name="T2">F9</text:span></text:p>
          <draw:enhanced-geometry svg:viewBox="0 0 21600 21600" draw:type="rectangle" draw:enhanced-path="M 0 0 L 21600 0 21600 21600 0 21600 0 0 Z N"/>
        </draw:custom-shape>
        <draw:connector draw:style-name="gr11" draw:text-style-name="P1" draw:layer="layout" draw:type="line" svg:x1="7cm" svg:y1="7.6cm" svg:x2="8.7cm" svg:y2="7.6cm" draw:start-shape="id31" draw:start-glue-point="1" draw:end-shape="id32" draw:end-glue-point="3" svg:d="m7000 7600h1700">
          <text:p/>
        </draw:connector>
        <draw:connector draw:style-name="gr11" draw:text-style-name="P1" draw:layer="layout" draw:type="line" svg:x1="10.7cm" svg:y1="7.6cm" svg:x2="11.9cm" svg:y2="5.4cm" draw:start-shape="id32" draw:start-glue-point="1" draw:end-shape="id33" draw:end-glue-point="3" svg:d="m10700 7600 1200-2200">
          <text:p/>
        </draw:connector>
        <draw:connector draw:style-name="gr11" draw:text-style-name="P1" draw:layer="layout" draw:type="line" svg:x1="10.7cm" svg:y1="7.6cm" svg:x2="11.9cm" svg:y2="9.3cm" draw:start-shape="id32" draw:start-glue-point="1" draw:end-shape="id34" draw:end-glue-point="3" svg:d="m10700 7600 1200 1700">
          <text:p/>
        </draw:connector>
        <draw:connector draw:style-name="gr11" draw:text-style-name="P1" draw:layer="layout" draw:type="line" svg:x1="13.9cm" svg:y1="5.4cm" svg:x2="15.8cm" svg:y2="5.4cm" draw:start-shape="id33" draw:start-glue-point="1" draw:end-shape="id35" draw:end-glue-point="3" svg:d="m13900 5400h1900">
          <text:p/>
        </draw:connector>
        <draw:connector draw:style-name="gr11" draw:text-style-name="P1" draw:layer="layout" draw:type="line" svg:x1="13.9cm" svg:y1="9.3cm" svg:x2="15.8cm" svg:y2="9.3cm" draw:start-shape="id34" draw:start-glue-point="1" draw:end-shape="id36" draw:end-glue-point="3" svg:d="m13900 9300h1900">
          <text:p/>
        </draw:connector>
        <draw:connector draw:style-name="gr11" draw:text-style-name="P1" draw:layer="layout" draw:type="line" svg:x1="17.8cm" svg:y1="9.3cm" svg:x2="19cm" svg:y2="8.2cm" draw:start-shape="id36" draw:start-glue-point="1" draw:end-shape="id37" draw:end-glue-point="3" svg:d="m17800 9300 1200-1100">
          <text:p/>
        </draw:connector>
        <draw:connector draw:style-name="gr11" draw:text-style-name="P1" draw:layer="layout" draw:type="line" svg:x1="17.8cm" svg:y1="9.3cm" svg:x2="19.1cm" svg:y2="11.3cm" draw:start-shape="id36" draw:start-glue-point="1" draw:end-shape="id38" draw:end-glue-point="3" svg:d="m17800 9300 1300 2000">
          <text:p/>
        </draw:connector>
        <draw:connector draw:style-name="gr11" draw:text-style-name="P1" draw:layer="layout" draw:type="line" svg:x1="21cm" svg:y1="8.2cm" svg:x2="23cm" svg:y2="8.2cm" draw:start-shape="id37" draw:start-glue-point="1" draw:end-shape="id39" draw:end-glue-point="3" svg:d="m21000 8200h2000">
          <text:p/>
        </draw:connector>
        <draw:frame draw:style-name="gr1" draw:text-style-name="P3" draw:layer="layout" svg:width="6.894cm" svg:height="1.352cm" svg:x="2.3cm" svg:y="11.748cm">
          <draw:text-box>
            <text:p><text:span text:style-name="T2">Fn - формулы</text:span></text:p>
          </draw:text-box>
        </draw:frame>
        <draw:frame draw:style-name="gr1" draw:text-style-name="P3" draw:layer="layout" svg:width="20.907cm" svg:height="2.453cm" svg:x="2.3cm" svg:y="13.848cm">
          <draw:text-box>
            <text:p><text:span text:style-name="T2">Каждая базовая подформула определяется </text:span></text:p>
            <text:p><text:span text:style-name="T2">узлами от листа до корня</text:span></text:p>
          </draw:text-box>
        </draw:frame>
        <draw:frame draw:style-name="gr1" draw:text-style-name="P3" draw:layer="layout" svg:width="8.884cm" svg:height="1.352cm" svg:x="0.6cm" svg:y="4.548cm">
          <draw:text-box>
            <text:p><text:span text:style-name="T2">Дерево состояний</text:span></text:p>
          </draw:text-box>
        </draw:frame>
        <presentation:notes draw:style-name="dp2">
          <draw:page-thumbnail draw:style-name="gr3" draw:layer="layout" svg:width="14.848cm" svg:height="11.135cm" svg:x="3.075cm" svg:y="2.257cm" draw:page-number="8" presentation:class="page"/>
          <draw:frame presentation:style-name="pr2" draw:layer="layout" svg:width="16.799cm" svg:height="11.411cm" svg:x="2.1cm" svg:y="14.107cm" presentation:class="notes" presentation:placeholder="true">
            <draw:text-box/>
          </draw:frame>
        </presentation:notes>
      </draw:page>
      <draw:page draw:name="page9" draw:style-name="dp3" draw:master-page-name="Обычный">
        <draw:custom-shape draw:style-name="gr4" draw:text-style-name="P4" xml:id="id42" draw:id="id42" draw:layer="layout" svg:width="4.033cm" svg:height="1.45cm" svg:x="8.467cm" svg:y="4.125cm">
          <text:p/>
          <draw:enhanced-geometry svg:viewBox="0 0 21600 21600" draw:type="rectangle" draw:enhanced-path="M 0 0 L 21600 0 21600 21600 0 21600 0 0 Z N"/>
        </draw:custom-shape>
        <draw:custom-shape draw:style-name="gr6" draw:text-style-name="P4" xml:id="id45" draw:id="id45" draw:layer="layout" svg:width="4.034cm" svg:height="1.45cm" svg:x="13.453cm" svg:y="4.125cm">
          <text:p/>
          <draw:enhanced-geometry svg:viewBox="0 0 21600 21600" draw:type="rectangle" draw:enhanced-path="M 0 0 L 21600 0 21600 21600 0 21600 0 0 Z N"/>
        </draw:custom-shape>
        <draw:custom-shape draw:style-name="gr17" draw:text-style-name="P1" draw:layer="layout" svg:width="9.9cm" svg:height="2.9cm" svg:x="8.1cm" svg:y="3.4cm">
          <text:p/>
          <draw:enhanced-geometry svg:viewBox="0 0 21600 21600" draw:type="rectangle" draw:enhanced-path="M 0 0 L 21600 0 21600 21600 0 21600 0 0 Z N"/>
        </draw:custom-shape>
        <draw:custom-shape draw:style-name="gr4" draw:text-style-name="P4" xml:id="id41" draw:id="id41" draw:layer="layout" svg:width="4.033cm" svg:height="1.45cm" svg:x="8.467cm" svg:y="8.125cm">
          <text:p/>
          <draw:enhanced-geometry svg:viewBox="0 0 21600 21600" draw:type="rectangle" draw:enhanced-path="M 0 0 L 21600 0 21600 21600 0 21600 0 0 Z N"/>
        </draw:custom-shape>
        <draw:custom-shape draw:style-name="gr6" draw:text-style-name="P4" xml:id="id44" draw:id="id44" draw:layer="layout" svg:width="4.034cm" svg:height="1.45cm" svg:x="13.453cm" svg:y="8.125cm">
          <text:p/>
          <draw:enhanced-geometry svg:viewBox="0 0 21600 21600" draw:type="rectangle" draw:enhanced-path="M 0 0 L 21600 0 21600 21600 0 21600 0 0 Z N"/>
        </draw:custom-shape>
        <draw:custom-shape draw:style-name="gr17" draw:text-style-name="P1" draw:layer="layout" svg:width="9.9cm" svg:height="2.9cm" svg:x="8.1cm" svg:y="7.4cm">
          <text:p/>
          <draw:enhanced-geometry svg:viewBox="0 0 21600 21600" draw:type="rectangle" draw:enhanced-path="M 0 0 L 21600 0 21600 21600 0 21600 0 0 Z N"/>
        </draw:custom-shape>
        <draw:custom-shape draw:style-name="gr4" draw:text-style-name="P4" xml:id="id40" draw:id="id40" draw:layer="layout" svg:width="4.033cm" svg:height="1.45cm" svg:x="2.567cm" svg:y="12.825cm">
          <text:p/>
          <draw:enhanced-geometry svg:viewBox="0 0 21600 21600" draw:type="rectangle" draw:enhanced-path="M 0 0 L 21600 0 21600 21600 0 21600 0 0 Z N"/>
        </draw:custom-shape>
        <draw:custom-shape draw:style-name="gr6" draw:text-style-name="P4" xml:id="id47" draw:id="id47" draw:layer="layout" svg:width="4.034cm" svg:height="1.45cm" svg:x="7.553cm" svg:y="12.825cm">
          <text:p/>
          <draw:enhanced-geometry svg:viewBox="0 0 21600 21600" draw:type="rectangle" draw:enhanced-path="M 0 0 L 21600 0 21600 21600 0 21600 0 0 Z N"/>
        </draw:custom-shape>
        <draw:custom-shape draw:style-name="gr17" draw:text-style-name="P1" draw:layer="layout" svg:width="9.9cm" svg:height="2.9cm" svg:x="2.2cm" svg:y="12.1cm">
          <text:p/>
          <draw:enhanced-geometry svg:viewBox="0 0 21600 21600" draw:type="rectangle" draw:enhanced-path="M 0 0 L 21600 0 21600 21600 0 21600 0 0 Z N"/>
        </draw:custom-shape>
        <draw:custom-shape draw:style-name="gr4" draw:text-style-name="P4" xml:id="id46" draw:id="id46" draw:layer="layout" svg:width="4.033cm" svg:height="1.45cm" svg:x="14.567cm" svg:y="12.825cm">
          <text:p/>
          <draw:enhanced-geometry svg:viewBox="0 0 21600 21600" draw:type="rectangle" draw:enhanced-path="M 0 0 L 21600 0 21600 21600 0 21600 0 0 Z N"/>
        </draw:custom-shape>
        <draw:custom-shape draw:style-name="gr6" draw:text-style-name="P4" xml:id="id43" draw:id="id43" draw:layer="layout" svg:width="4.034cm" svg:height="1.45cm" svg:x="19.553cm" svg:y="12.825cm">
          <text:p/>
          <draw:enhanced-geometry svg:viewBox="0 0 21600 21600" draw:type="rectangle" draw:enhanced-path="M 0 0 L 21600 0 21600 21600 0 21600 0 0 Z N"/>
        </draw:custom-shape>
        <draw:custom-shape draw:style-name="gr17" draw:text-style-name="P1" draw:layer="layout" svg:width="9.9cm" svg:height="2.9cm" svg:x="14.2cm" svg:y="12.1cm">
          <text:p/>
          <draw:enhanced-geometry svg:viewBox="0 0 21600 21600" draw:type="rectangle" draw:enhanced-path="M 0 0 L 21600 0 21600 21600 0 21600 0 0 Z N"/>
        </draw:custom-shape>
        <draw:connector draw:style-name="gr11" draw:text-style-name="P1" draw:layer="layout" draw:type="line" svg:x1="4.583cm" svg:y1="12.825cm" svg:x2="10.483cm" svg:y2="9.575cm" draw:start-shape="id40" draw:start-glue-point="0" draw:end-shape="id41" draw:end-glue-point="2" svg:d="m4583 12825 5900-3250">
          <text:p/>
        </draw:connector>
        <draw:connector draw:style-name="gr11" draw:text-style-name="P1" draw:layer="layout" draw:type="line" svg:x1="10.483cm" svg:y1="8.125cm" svg:x2="10.483cm" svg:y2="5.575cm" draw:start-shape="id41" draw:start-glue-point="0" draw:end-shape="id42" draw:end-glue-point="2" svg:d="m10483 8125v-2550">
          <text:p/>
        </draw:connector>
        <draw:connector draw:style-name="gr11" draw:text-style-name="P1" draw:layer="layout" draw:type="line" svg:x1="21.57cm" svg:y1="12.825cm" svg:x2="15.47cm" svg:y2="9.575cm" draw:start-shape="id43" draw:start-glue-point="0" draw:end-shape="id44" draw:end-glue-point="2" svg:d="m21570 12825-6100-3250">
          <text:p/>
        </draw:connector>
        <draw:connector draw:style-name="gr11" draw:text-style-name="P1" draw:layer="layout" draw:type="line" svg:x1="15.47cm" svg:y1="8.125cm" svg:x2="15.47cm" svg:y2="5.575cm" draw:start-shape="id44" draw:start-glue-point="0" draw:end-shape="id45" draw:end-glue-point="2" svg:d="m15470 8125v-2550">
          <text:p/>
        </draw:connector>
        <draw:connector draw:style-name="gr11" draw:text-style-name="P1" draw:layer="layout" draw:type="line" svg:x1="16.583cm" svg:y1="12.825cm" svg:x2="10.483cm" svg:y2="9.575cm" draw:start-shape="id46" draw:start-glue-point="0" draw:end-shape="id41" draw:end-glue-point="2" svg:d="m16583 12825-6100-3250">
          <text:p/>
        </draw:connector>
        <draw:connector draw:style-name="gr11" draw:text-style-name="P1" draw:layer="layout" draw:type="line" svg:x1="9.57cm" svg:y1="12.825cm" svg:x2="15.47cm" svg:y2="9.575cm" draw:start-shape="id47" draw:start-glue-point="0" draw:end-shape="id44" draw:end-glue-point="2" svg:d="m9570 12825 5900-3250">
          <text:p/>
        </draw:connector>
        <draw:frame draw:style-name="gr1" draw:text-style-name="P2" draw:layer="layout" svg:width="10.332cm" svg:height="1.352cm" svg:x="8.401cm" svg:y="1.002cm">
          <draw:text-box>
            <text:p><text:span text:style-name="T1">Разделение данных</text:span></text:p>
          </draw:text-box>
        </draw:frame>
        <presentation:notes draw:style-name="dp2">
          <draw:page-thumbnail draw:style-name="gr3"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3" draw:master-page-name="Обычный">
        <draw:frame draw:style-name="gr18" draw:text-style-name="P2" draw:layer="layout" svg:width="11.799cm" svg:height="5.498cm" svg:x="11.201cm" svg:y="1.002cm">
          <draw:text-box>
            <text:p><text:span text:style-name="T1">Примеры</text:span></text:p>
          </draw:text-box>
        </draw:frame>
        <draw:custom-shape draw:style-name="gr19" draw:text-style-name="P1" xml:id="id48" draw:id="id48" draw:layer="layout" svg:width="4.5cm" svg:height="1.5cm" svg:x="1.4cm" svg:y="5.2cm">
          <text:p/>
          <draw:enhanced-geometry svg:viewBox="0 0 21600 21600" draw:type="rectangle" draw:enhanced-path="M 0 0 L 21600 0 21600 21600 0 21600 0 0 Z N"/>
        </draw:custom-shape>
        <draw:frame draw:style-name="gr5" draw:layer="layout" svg:width="4.14cm" svg:height="1.129cm" svg:x="1.558cm" svg:y="5.4cm">
          <draw:object xlink:href="./Object 11" xlink:type="simple" xlink:show="embed" xlink:actuate="onLoad"/>
          <draw:image xlink:href="./ObjectReplacements/Object 11" xlink:type="simple" xlink:show="embed" xlink:actuate="onLoad"/>
        </draw:frame>
        <draw:frame draw:style-name="gr5" draw:layer="layout" svg:width="6.785cm" svg:height="1.129cm" svg:x="8.336cm" svg:y="3.921cm">
          <draw:object xlink:href="./Object 12" xlink:type="simple" xlink:show="embed" xlink:actuate="onLoad"/>
          <draw:image xlink:href="./ObjectReplacements/Object 12" xlink:type="simple" xlink:show="embed" xlink:actuate="onLoad"/>
        </draw:frame>
        <draw:frame draw:style-name="gr5" draw:layer="layout" svg:width="9.054cm" svg:height="1.129cm" svg:x="17.446cm" svg:y="3.9cm">
          <draw:object xlink:href="./Object 13" xlink:type="simple" xlink:show="embed" xlink:actuate="onLoad"/>
          <draw:image xlink:href="./ObjectReplacements/Object 13" xlink:type="simple" xlink:show="embed" xlink:actuate="onLoad"/>
        </draw:frame>
        <draw:frame draw:style-name="gr5" draw:layer="layout" svg:width="5.153cm" svg:height="1.129cm" svg:x="8.347cm" svg:y="6.7cm">
          <draw:object xlink:href="./Object 14" xlink:type="simple" xlink:show="embed" xlink:actuate="onLoad"/>
          <draw:image xlink:href="./ObjectReplacements/Object 14" xlink:type="simple" xlink:show="embed" xlink:actuate="onLoad"/>
        </draw:frame>
        <draw:frame draw:style-name="gr5" draw:layer="layout" svg:width="3.547cm" svg:height="1.087cm" svg:x="15.8cm" svg:y="6.7cm">
          <draw:object xlink:href="./Object 15" xlink:type="simple" xlink:show="embed" xlink:actuate="onLoad"/>
          <draw:image xlink:href="./ObjectReplacements/Object 15" xlink:type="simple" xlink:show="embed" xlink:actuate="onLoad"/>
        </draw:frame>
        <draw:custom-shape draw:style-name="gr17" draw:text-style-name="P1" xml:id="id49" draw:id="id49" draw:layer="layout" svg:width="7.5cm" svg:height="1.5cm" svg:x="8cm" svg:y="3.7cm">
          <text:p/>
          <draw:enhanced-geometry svg:viewBox="0 0 21600 21600" draw:type="rectangle" draw:enhanced-path="M 0 0 L 21600 0 21600 21600 0 21600 0 0 Z N"/>
        </draw:custom-shape>
        <draw:custom-shape draw:style-name="gr17" draw:text-style-name="P1" xml:id="id51" draw:id="id51" draw:layer="layout" svg:width="9.8cm" svg:height="1.5cm" svg:x="17.2cm" svg:y="3.7cm">
          <text:p/>
          <draw:enhanced-geometry svg:viewBox="0 0 21600 21600" draw:type="rectangle" draw:enhanced-path="M 0 0 L 21600 0 21600 21600 0 21600 0 0 Z N"/>
        </draw:custom-shape>
        <draw:custom-shape draw:style-name="gr17" draw:text-style-name="P1" xml:id="id50" draw:id="id50" draw:layer="layout" svg:width="6cm" svg:height="1.5cm" svg:x="8cm" svg:y="6.6cm">
          <text:p/>
          <draw:enhanced-geometry svg:viewBox="0 0 21600 21600" draw:type="rectangle" draw:enhanced-path="M 0 0 L 21600 0 21600 21600 0 21600 0 0 Z N"/>
        </draw:custom-shape>
        <draw:custom-shape draw:style-name="gr17" draw:text-style-name="P1" xml:id="id52" draw:id="id52" draw:layer="layout" svg:width="4.1cm" svg:height="1.5cm" svg:x="15.7cm" svg:y="6.6cm">
          <text:p/>
          <draw:enhanced-geometry svg:viewBox="0 0 21600 21600" draw:type="rectangle" draw:enhanced-path="M 0 0 L 21600 0 21600 21600 0 21600 0 0 Z N"/>
        </draw:custom-shape>
        <draw:connector draw:style-name="gr8" draw:text-style-name="P1" draw:layer="layout" draw:type="line" svg:x1="5.9cm" svg:y1="5.95cm" svg:x2="8cm" svg:y2="4.45cm" draw:start-shape="id48" draw:start-glue-point="1" draw:end-shape="id49" draw:end-glue-point="3" svg:d="m5900 5950 2100-1500">
          <text:p/>
        </draw:connector>
        <draw:connector draw:style-name="gr8" draw:text-style-name="P1" draw:layer="layout" draw:type="line" svg:x1="5.9cm" svg:y1="5.95cm" svg:x2="8cm" svg:y2="7.35cm" draw:start-shape="id48" draw:start-glue-point="1" draw:end-shape="id50" draw:end-glue-point="3" svg:d="m5900 5950 2100 1400">
          <text:p/>
        </draw:connector>
        <draw:connector draw:style-name="gr8" draw:text-style-name="P1" draw:layer="layout" draw:type="line" svg:x1="15.5cm" svg:y1="4.45cm" svg:x2="17.2cm" svg:y2="4.45cm" draw:start-shape="id49" draw:start-glue-point="1" draw:end-shape="id51" draw:end-glue-point="3" svg:d="m15500 4450h1700">
          <text:p/>
        </draw:connector>
        <draw:connector draw:style-name="gr8" draw:text-style-name="P1" draw:layer="layout" draw:type="line" svg:x1="14cm" svg:y1="7.35cm" svg:x2="15.7cm" svg:y2="7.35cm" draw:start-shape="id50" draw:start-glue-point="1" draw:end-shape="id52" draw:end-glue-point="3" svg:d="m14000 7350h1700">
          <text:p/>
        </draw:connector>
        <draw:frame draw:style-name="gr5" draw:layer="layout" svg:width="3.189cm" svg:height="1.134cm" svg:x="2.637cm" svg:y="9cm">
          <draw:object xlink:href="./Object 16" xlink:type="simple" xlink:show="embed" xlink:actuate="onLoad"/>
          <draw:image xlink:href="./ObjectReplacements/Object 16" xlink:type="simple" xlink:show="embed" xlink:actuate="onLoad"/>
        </draw:frame>
        <draw:frame draw:style-name="gr5" draw:layer="layout" svg:width="3.155cm" svg:height="1.134cm" svg:x="2.638cm" svg:y="10.8cm">
          <draw:object xlink:href="./Object 17" xlink:type="simple" xlink:show="embed" xlink:actuate="onLoad"/>
          <draw:image xlink:href="./ObjectReplacements/Object 17" xlink:type="simple" xlink:show="embed" xlink:actuate="onLoad"/>
        </draw:frame>
        <draw:frame draw:style-name="gr5" draw:layer="layout" svg:width="3.697cm" svg:height="1.134cm" svg:x="2.638cm" svg:y="12.5cm">
          <draw:object xlink:href="./Object 18" xlink:type="simple" xlink:show="embed" xlink:actuate="onLoad"/>
          <draw:image xlink:href="./ObjectReplacements/Object 18" xlink:type="simple" xlink:show="embed" xlink:actuate="onLoad"/>
        </draw:frame>
        <draw:frame draw:style-name="gr5" draw:layer="layout" svg:width="4.132cm" svg:height="1.134cm" svg:x="2.639cm" svg:y="14.3cm">
          <draw:object xlink:href="./Object 19" xlink:type="simple" xlink:show="embed" xlink:actuate="onLoad"/>
          <draw:image xlink:href="./ObjectReplacements/Object 19" xlink:type="simple" xlink:show="embed" xlink:actuate="onLoad"/>
        </draw:frame>
        <presentation:notes draw:style-name="dp2">
          <draw:page-thumbnail draw:style-name="gr3"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3" draw:master-page-name="Обычный">
        <draw:frame draw:style-name="gr1" draw:text-style-name="P2" draw:layer="layout" svg:width="9.498cm" svg:height="1.352cm" svg:x="8.201cm" svg:y="0.901cm">
          <draw:text-box>
            <text:p><text:span text:style-name="T1">Тесты / сравнение</text:span></text:p>
          </draw:text-box>
        </draw:frame>
        <draw:frame draw:style-name="gr1" draw:text-style-name="P3" draw:layer="layout" svg:width="7.648cm" svg:height="1.352cm" svg:x="2.721cm" svg:y="4.948cm">
          <draw:text-box>
            <text:p><text:span text:style-name="T2">300 000 термов</text:span></text:p>
          </draw:text-box>
        </draw:frame>
        <draw:frame draw:style-name="gr1" draw:text-style-name="P3" draw:layer="layout" svg:width="4.57cm" svg:height="1.352cm" svg:x="2.222cm" svg:y="6.248cm">
          <draw:text-box>
            <text:p><text:span text:style-name="T2">Время_1</text:span></text:p>
          </draw:text-box>
        </draw:frame>
        <draw:frame draw:style-name="gr1" draw:text-style-name="P3" draw:layer="layout" svg:width="4.57cm" svg:height="1.352cm" svg:x="7.022cm" svg:y="6.248cm">
          <draw:text-box>
            <text:p><text:span text:style-name="T2">Время_2</text:span></text:p>
          </draw:text-box>
        </draw:frame>
        <draw:frame draw:style-name="gr1" draw:text-style-name="P3" draw:layer="layout" svg:width="1.603cm" svg:height="1.352cm" svg:x="4.122cm" svg:y="7.948cm">
          <draw:text-box>
            <text:p><text:span text:style-name="T2">21</text:span></text:p>
          </draw:text-box>
        </draw:frame>
        <draw:frame draw:style-name="gr1" draw:text-style-name="P3" draw:layer="layout" svg:width="2.081cm" svg:height="1.352cm" svg:x="8.023cm" svg:y="7.948cm">
          <draw:text-box>
            <text:p><text:span text:style-name="T2">114</text:span></text:p>
          </draw:text-box>
        </draw:frame>
        <draw:frame draw:style-name="gr1" draw:text-style-name="P3" draw:layer="layout" svg:width="1.603cm" svg:height="1.352cm" svg:x="4.123cm" svg:y="9.348cm">
          <draw:text-box>
            <text:p><text:span text:style-name="T2">29</text:span></text:p>
          </draw:text-box>
        </draw:frame>
        <draw:frame draw:style-name="gr1" draw:text-style-name="P3" draw:layer="layout" svg:width="2.153cm" svg:height="1.352cm" svg:x="8.024cm" svg:y="9.348cm">
          <draw:text-box>
            <text:p><text:span text:style-name="T2">134</text:span></text:p>
          </draw:text-box>
        </draw:frame>
        <draw:frame draw:style-name="gr1" draw:text-style-name="P3" draw:layer="layout" svg:width="1.603cm" svg:height="1.352cm" svg:x="4.123cm" svg:y="10.948cm">
          <draw:text-box>
            <text:p><text:span text:style-name="T2">24</text:span></text:p>
          </draw:text-box>
        </draw:frame>
        <draw:frame draw:style-name="gr1" draw:text-style-name="P3" draw:layer="layout" svg:width="2.703cm" svg:height="1.352cm" svg:x="8.024cm" svg:y="10.948cm">
          <draw:text-box>
            <text:p><text:span text:style-name="T2">1953</text:span></text:p>
          </draw:text-box>
        </draw:frame>
        <draw:frame draw:style-name="gr1" draw:text-style-name="P3" draw:layer="layout" svg:width="1.603cm" svg:height="1.352cm" svg:x="4.123cm" svg:y="12.348cm">
          <draw:text-box>
            <text:p><text:span text:style-name="T2">20</text:span></text:p>
          </draw:text-box>
        </draw:frame>
        <draw:frame draw:style-name="gr20" draw:text-style-name="P3" draw:layer="layout" svg:width="2.476cm" svg:height="1.352cm" svg:x="8.024cm" svg:y="12.348cm">
          <draw:text-box>
            <text:p><text:span text:style-name="T2">167</text:span></text:p>
          </draw:text-box>
        </draw:frame>
        <draw:line draw:style-name="gr8" draw:text-style-name="P1" draw:layer="layout" svg:x1="2.1cm" svg:y1="6.3cm" svg:x2="11.6cm" svg:y2="6.3cm">
          <text:p/>
        </draw:line>
        <draw:line draw:style-name="gr8" draw:text-style-name="P1" draw:layer="layout" svg:x1="2.1cm" svg:y1="7.8cm" svg:x2="11.6cm" svg:y2="7.8cm">
          <text:p/>
        </draw:line>
        <draw:line draw:style-name="gr8" draw:text-style-name="P1" draw:layer="layout" svg:x1="2.1cm" svg:y1="9.3cm" svg:x2="11.6cm" svg:y2="9.3cm">
          <text:p/>
        </draw:line>
        <draw:line draw:style-name="gr8" draw:text-style-name="P1" draw:layer="layout" svg:x1="2.1cm" svg:y1="10.8cm" svg:x2="11.6cm" svg:y2="10.8cm">
          <text:p/>
        </draw:line>
        <draw:line draw:style-name="gr8" draw:text-style-name="P1" draw:layer="layout" svg:x1="2.1cm" svg:y1="12.3cm" svg:x2="11.6cm" svg:y2="12.3cm">
          <text:p/>
        </draw:line>
        <draw:line draw:style-name="gr8" draw:text-style-name="P1" draw:layer="layout" svg:x1="2.1cm" svg:y1="13.8cm" svg:x2="11.6cm" svg:y2="13.8cm">
          <text:p/>
        </draw:line>
        <draw:line draw:style-name="gr8" draw:text-style-name="P1" draw:layer="layout" svg:x1="2.1cm" svg:y1="6.3cm" svg:x2="2.1cm" svg:y2="13.8cm">
          <text:p/>
        </draw:line>
        <draw:line draw:style-name="gr8" draw:text-style-name="P1" draw:layer="layout" svg:x1="6.9cm" svg:y1="6.3cm" svg:x2="6.9cm" svg:y2="13.8cm">
          <text:p/>
        </draw:line>
        <draw:line draw:style-name="gr8" draw:text-style-name="P1" draw:layer="layout" svg:x1="11.6cm" svg:y1="6.3cm" svg:x2="11.6cm" svg:y2="13.8cm">
          <text:p/>
        </draw:line>
        <draw:line draw:style-name="gr8" draw:text-style-name="P1" draw:layer="layout" svg:x1="2.1cm" svg:y1="6.3cm" svg:x2="2.1cm" svg:y2="4.8cm">
          <text:p/>
        </draw:line>
        <draw:line draw:style-name="gr8" draw:text-style-name="P1" draw:layer="layout" svg:x1="11.6cm" svg:y1="6.3cm" svg:x2="11.6cm" svg:y2="4.8cm">
          <text:p/>
        </draw:line>
        <draw:line draw:style-name="gr8" draw:text-style-name="P1" draw:layer="layout" svg:x1="2.1cm" svg:y1="4.8cm" svg:x2="11.6cm" svg:y2="4.8cm">
          <text:p/>
        </draw:line>
        <draw:frame draw:style-name="gr1" draw:text-style-name="P3" draw:layer="layout" svg:width="7.648cm" svg:height="1.352cm" svg:x="15.821cm" svg:y="4.948cm">
          <draw:text-box>
            <text:p><text:span text:style-name="T2">100 000 термов</text:span></text:p>
          </draw:text-box>
        </draw:frame>
        <draw:frame draw:style-name="gr1" draw:text-style-name="P3" draw:layer="layout" svg:width="4.57cm" svg:height="1.352cm" svg:x="15.322cm" svg:y="6.248cm">
          <draw:text-box>
            <text:p><text:span text:style-name="T2">Время_1</text:span></text:p>
          </draw:text-box>
        </draw:frame>
        <draw:frame draw:style-name="gr1" draw:text-style-name="P3" draw:layer="layout" svg:width="4.57cm" svg:height="1.352cm" svg:x="20.122cm" svg:y="6.248cm">
          <draw:text-box>
            <text:p><text:span text:style-name="T2">Время_2</text:span></text:p>
          </draw:text-box>
        </draw:frame>
        <draw:frame draw:style-name="gr1" draw:text-style-name="P3" draw:layer="layout" svg:width="1.603cm" svg:height="1.352cm" svg:x="17.222cm" svg:y="7.948cm">
          <draw:text-box>
            <text:p><text:span text:style-name="T2">17</text:span></text:p>
          </draw:text-box>
        </draw:frame>
        <draw:frame draw:style-name="gr1" draw:text-style-name="P3" draw:layer="layout" svg:width="1.603cm" svg:height="1.352cm" svg:x="21.123cm" svg:y="7.948cm">
          <draw:text-box>
            <text:p><text:span text:style-name="T2">93</text:span></text:p>
          </draw:text-box>
        </draw:frame>
        <draw:frame draw:style-name="gr1" draw:text-style-name="P3" draw:layer="layout" svg:width="1.603cm" svg:height="1.352cm" svg:x="17.223cm" svg:y="9.348cm">
          <draw:text-box>
            <text:p><text:span text:style-name="T2">10</text:span></text:p>
          </draw:text-box>
        </draw:frame>
        <draw:frame draw:style-name="gr1" draw:text-style-name="P3" draw:layer="layout" svg:width="2.153cm" svg:height="1.352cm" svg:x="21.124cm" svg:y="9.348cm">
          <draw:text-box>
            <text:p><text:span text:style-name="T2">105</text:span></text:p>
          </draw:text-box>
        </draw:frame>
        <draw:frame draw:style-name="gr1" draw:text-style-name="P3" draw:layer="layout" svg:width="1.603cm" svg:height="1.352cm" svg:x="17.223cm" svg:y="10.948cm">
          <draw:text-box>
            <text:p><text:span text:style-name="T2">12</text:span></text:p>
          </draw:text-box>
        </draw:frame>
        <draw:frame draw:style-name="gr1" draw:text-style-name="P3" draw:layer="layout" svg:width="1.603cm" svg:height="1.352cm" svg:x="21.124cm" svg:y="10.948cm">
          <draw:text-box>
            <text:p><text:span text:style-name="T2">99</text:span></text:p>
          </draw:text-box>
        </draw:frame>
        <draw:frame draw:style-name="gr1" draw:text-style-name="P3" draw:layer="layout" svg:width="1.052cm" svg:height="1.352cm" svg:x="17.223cm" svg:y="12.348cm">
          <draw:text-box>
            <text:p><text:span text:style-name="T2">9</text:span></text:p>
          </draw:text-box>
        </draw:frame>
        <draw:frame draw:style-name="gr20" draw:text-style-name="P3" draw:layer="layout" svg:width="2.476cm" svg:height="1.352cm" svg:x="21.124cm" svg:y="12.348cm">
          <draw:text-box>
            <text:p><text:span text:style-name="T2">101</text:span></text:p>
          </draw:text-box>
        </draw:frame>
        <draw:line draw:style-name="gr8" draw:text-style-name="P1" draw:layer="layout" svg:x1="15.2cm" svg:y1="6.3cm" svg:x2="24.7cm" svg:y2="6.3cm">
          <text:p/>
        </draw:line>
        <draw:line draw:style-name="gr8" draw:text-style-name="P1" draw:layer="layout" svg:x1="15.2cm" svg:y1="7.8cm" svg:x2="24.7cm" svg:y2="7.8cm">
          <text:p/>
        </draw:line>
        <draw:line draw:style-name="gr8" draw:text-style-name="P1" draw:layer="layout" svg:x1="15.2cm" svg:y1="9.3cm" svg:x2="24.7cm" svg:y2="9.3cm">
          <text:p/>
        </draw:line>
        <draw:line draw:style-name="gr8" draw:text-style-name="P1" draw:layer="layout" svg:x1="15.2cm" svg:y1="10.8cm" svg:x2="24.7cm" svg:y2="10.8cm">
          <text:p/>
        </draw:line>
        <draw:line draw:style-name="gr8" draw:text-style-name="P1" draw:layer="layout" svg:x1="15.2cm" svg:y1="12.3cm" svg:x2="24.7cm" svg:y2="12.3cm">
          <text:p/>
        </draw:line>
        <draw:line draw:style-name="gr8" draw:text-style-name="P1" draw:layer="layout" svg:x1="15.2cm" svg:y1="13.8cm" svg:x2="24.7cm" svg:y2="13.8cm">
          <text:p/>
        </draw:line>
        <draw:line draw:style-name="gr8" draw:text-style-name="P1" draw:layer="layout" svg:x1="15.2cm" svg:y1="6.3cm" svg:x2="15.2cm" svg:y2="13.8cm">
          <text:p/>
        </draw:line>
        <draw:line draw:style-name="gr8" draw:text-style-name="P1" draw:layer="layout" svg:x1="20cm" svg:y1="6.3cm" svg:x2="20cm" svg:y2="13.8cm">
          <text:p/>
        </draw:line>
        <draw:line draw:style-name="gr8" draw:text-style-name="P1" draw:layer="layout" svg:x1="24.7cm" svg:y1="6.3cm" svg:x2="24.7cm" svg:y2="13.8cm">
          <text:p/>
        </draw:line>
        <draw:line draw:style-name="gr8" draw:text-style-name="P1" draw:layer="layout" svg:x1="15.2cm" svg:y1="6.3cm" svg:x2="15.2cm" svg:y2="4.8cm">
          <text:p/>
        </draw:line>
        <draw:line draw:style-name="gr8" draw:text-style-name="P1" draw:layer="layout" svg:x1="24.7cm" svg:y1="6.3cm" svg:x2="24.7cm" svg:y2="4.8cm">
          <text:p/>
        </draw:line>
        <draw:line draw:style-name="gr8" draw:text-style-name="P1" draw:layer="layout" svg:x1="15.2cm" svg:y1="4.8cm" svg:x2="24.7cm" svg:y2="4.8cm">
          <text:p/>
        </draw:line>
        <presentation:notes draw:style-name="dp2">
          <draw:page-thumbnail draw:style-name="gr3" draw:layer="layout" svg:width="14.848cm" svg:height="11.135cm" svg:x="3.075cm" svg:y="2.257cm" draw:page-number="11" presentation:class="page"/>
          <draw:frame presentation:style-name="pr2" draw:layer="layout" svg:width="16.799cm" svg:height="11.411cm" svg:x="2.1cm" svg:y="14.107cm" presentation:class="notes" presentation:placeholder="true">
            <draw:text-box/>
          </draw:frame>
        </presentation:notes>
      </draw:page>
      <draw:page draw:name="page12" draw:style-name="dp3" draw:master-page-name="Обычный">
        <draw:frame draw:style-name="gr1" draw:text-style-name="P2" draw:layer="layout" svg:width="6.484cm" svg:height="1.352cm" svg:x="10.5cm" svg:y="1.301cm">
          <draw:text-box>
            <text:p><text:span text:style-name="T1">Заключение</text:span></text:p>
          </draw:text-box>
        </draw:frame>
        <draw:frame draw:style-name="gr1" draw:text-style-name="P3" draw:layer="layout" svg:width="18.451cm" svg:height="1.352cm" svg:x="1.5cm" svg:y="6.4cm">
          <draw:text-box>
            <text:p><text:span text:style-name="T2">Адаптированы существующие методы </text:span></text:p>
          </draw:text-box>
        </draw:frame>
        <draw:frame draw:style-name="gr1" draw:text-style-name="P3" draw:layer="layout" svg:width="9.98cm" svg:height="1.352cm" svg:x="1.501cm" svg:y="8cm">
          <draw:text-box>
            <text:p><text:span text:style-name="T2">Разработаны новые </text:span></text:p>
          </draw:text-box>
        </draw:frame>
        <draw:frame draw:style-name="gr1" draw:text-style-name="P3" draw:layer="layout" svg:width="19.438cm" svg:height="2.453cm" svg:x="1.501cm" svg:y="9.7cm">
          <draw:text-box>
            <text:p><text:span text:style-name="T2">1. Для экономии памяти;</text:span></text:p>
            <text:p><text:span text:style-name="T2">2. Ускорения доступа к частям формулы.</text:span></text:p>
          </draw:text-box>
        </draw:frame>
        <draw:frame draw:style-name="gr1" draw:text-style-name="P3" draw:layer="layout" svg:width="9.417cm" svg:height="1.352cm" svg:x="1.501cm" svg:y="3.8cm">
          <draw:text-box>
            <text:p><text:span text:style-name="T2">Поставлена задача</text:span></text:p>
          </draw:text-box>
        </draw:frame>
        <draw:frame draw:style-name="gr1" draw:text-style-name="P9" draw:layer="layout" svg:width="3.673cm" svg:height="1.352cm" svg:x="1.501cm" svg:y="14.1cm">
          <draw:text-box>
            <text:p text:style-name="P8"><text:span text:style-name="T2">Далее:</text:span></text:p>
          </draw:text-box>
        </draw:frame>
        <draw:frame draw:style-name="gr1" draw:text-style-name="P9" draw:layer="layout" svg:width="19.45cm" svg:height="2.453cm" svg:x="1.502cm" svg:y="15.8cm">
          <draw:text-box>
            <text:p text:style-name="P8"><text:span text:style-name="T2">1. Разработка языка описания стратегий;</text:span></text:p>
            <text:p text:style-name="P8"><text:span text:style-name="T2">2. Компилирование.</text:span></text:p>
          </draw:text-box>
        </draw:frame>
        <presentation:notes draw:style-name="dp2">
          <draw:page-thumbnail draw:style-name="gr3" draw:layer="layout" svg:width="14.848cm" svg:height="11.135cm" svg:x="3.075cm" svg:y="2.257cm" draw:page-number="12" presentation:class="page"/>
          <draw:frame presentation:style-name="pr2" draw:layer="layout" svg:width="16.799cm" svg:height="11.41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shadow="hidden" draw:shadow-offset-x="0.3cm" draw:shadow-offset-y="0.3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03-13T18:14:09</meta:creation-date>
    <meta:editing-duration>P1DT9H48M36S</meta:editing-duration>
    <meta:editing-cycles>27</meta:editing-cycles>
    <dc:date>2011-05-19T04:40:56</dc:date>
    <meta:generator>LibreOffice/3.3$Linux LibreOffice_project/330m19$Build-202</meta:generator>
    <dc:creator>alexander </dc:creator>
    <meta:document-statistic meta:object-count="27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o math:stretchy="false">∀</math:mo>
      <math:mrow>
        <math:mi>T</math:mi>
        <math:mo math:stretchy="false">−</math:mo>
        <math:mrow>
          <math:mo math:stretchy="true">{</math:mo>
          <math:mrow>
            <math:mtable>
              <math:mtr>
                <math:mrow>
                  <math:mo math:stretchy="false">∃</math:mo>
                  <math:msub>
                    <math:mover math:accent="true">
                      <math:mi>x</math:mi>
                      <math:mo math:stretchy="false">ˉ</math:mo>
                    </math:mover>
                    <math:mn>1</math:mn>
                  </math:msub>
                  <math:mi math:fontstyle="normal">:</math:mi>
                  <math:mrow>
                    <math:msub>
                      <math:mi>B</math:mi>
                      <math:mn>1</math:mn>
                    </math:msub>
                    <math:mo math:stretchy="false">−</math:mo>
                    <math:mrow>
                      <math:mo math:stretchy="true">{</math:mo>
                      <math:mtable>
                        <math:mtr>
                          <math:mrow>
                            <math:mo math:stretchy="false">∀</math:mo>
                            <math:msub>
                              <math:mover math:accent="true">
                                <math:mi>y</math:mi>
                                <math:mo math:stretchy="false">ˉ</math:mo>
                              </math:mover>
                              <math:mn>1</math:mn>
                            </math:msub>
                            <math:mi math:fontstyle="normal">:</math:mi>
                            <math:mrow>
                              <math:msub>
                                <math:mi>Q</math:mi>
                                <math:mn>1</math:mn>
                              </math:msub>
                              <math:mo math:stretchy="false">−</math:mo>
                              <math:mtext>{</math:mtext>
                            </math:mrow>
                            <math:mo math:stretchy="false">∃</math:mo>
                            <math:msub>
                              <math:mover math:accent="true">
                                <math:mi>z</math:mi>
                                <math:mo math:stretchy="false">ˉ</math:mo>
                              </math:mover>
                              <math:mn>1</math:mn>
                            </math:msub>
                            <math:mi math:fontstyle="normal">:</math:mi>
                            <math:msub>
                              <math:mi>C</math:mi>
                              <math:mn>1</math:mn>
                            </math:msub>
                            <math:mrow>
                              <math:mrow>
                                <math:mo math:stretchy="false">(</math:mo>
                                <math:msub>
                                  <math:mover math:accent="true">
                                    <math:mi>z</math:mi>
                                    <math:mo math:stretchy="false">ˉ</math:mo>
                                  </math:mover>
                                  <math:mn>1</math:mn>
                                </math:msub>
                                <math:mo math:stretchy="false">)</math:mo>
                              </math:mrow>
                              <math:mo math:stretchy="false">−</math:mo>
                              <math:msub>
                                <math:mo math:stretchy="false">Σ</math:mo>
                                <math:mn>1</math:mn>
                              </math:msub>
                            </math:mrow>
                          </math:mrow>
                        </math:mtr>
                        <math:mtr>
                          <math:mrow>
                            <math:mo math:stretchy="false">∀</math:mo>
                            <math:msub>
                              <math:mover math:accent="true">
                                <math:mi>y</math:mi>
                                <math:mo math:stretchy="false">ˉ</math:mo>
                              </math:mover>
                              <math:mn>2</math:mn>
                            </math:msub>
                            <math:mi math:fontstyle="normal">:</math:mi>
                            <math:mrow>
                              <math:msub>
                                <math:mi>Q</math:mi>
                                <math:mn>2</math:mn>
                              </math:msub>
                              <math:mo math:stretchy="false">−</math:mo>
                              <math:mtext>{</math:mtext>
                            </math:mrow>
                            <math:mo math:stretchy="false">∃</math:mo>
                            <math:msub>
                              <math:mover math:accent="true">
                                <math:mi>z</math:mi>
                                <math:mo math:stretchy="false">ˉ</math:mo>
                              </math:mover>
                              <math:mn>2</math:mn>
                            </math:msub>
                            <math:mi math:fontstyle="normal">:</math:mi>
                            <math:msub>
                              <math:mi>C</math:mi>
                              <math:mn>2</math:mn>
                            </math:msub>
                            <math:mrow>
                              <math:mrow>
                                <math:mo math:stretchy="false">(</math:mo>
                                <math:msub>
                                  <math:mover math:accent="true">
                                    <math:mi>z</math:mi>
                                    <math:mo math:stretchy="false">ˉ</math:mo>
                                  </math:mover>
                                  <math:mn>2</math:mn>
                                </math:msub>
                                <math:mo math:stretchy="false">)</math:mo>
                              </math:mrow>
                              <math:mo math:stretchy="false">−</math:mo>
                              <math:msub>
                                <math:mo math:stretchy="false">Σ</math:mo>
                                <math:mn>2</math:mn>
                              </math:msub>
                            </math:mrow>
                          </math:mrow>
                        </math:mtr>
                        <math:mtr>
                          <math:mrow>
                            <math:mo math:stretchy="false">∀</math:mo>
                            <math:msub>
                              <math:mover math:accent="true">
                                <math:mi>y</math:mi>
                                <math:mo math:stretchy="false">ˉ</math:mo>
                              </math:mover>
                              <math:mn>3</math:mn>
                            </math:msub>
                            <math:mi math:fontstyle="normal">:</math:mi>
                            <math:mrow>
                              <math:msub>
                                <math:mi>Q</math:mi>
                                <math:mn>3</math:mn>
                              </math:msub>
                              <math:mo math:stretchy="false">−</math:mo>
                              <math:mtext>{</math:mtext>
                            </math:mrow>
                            <math:mo math:stretchy="false">∃</math:mo>
                            <math:msub>
                              <math:mover math:accent="true">
                                <math:mi>z</math:mi>
                                <math:mo math:stretchy="false">ˉ</math:mo>
                              </math:mover>
                              <math:mn>3</math:mn>
                            </math:msub>
                            <math:mi math:fontstyle="normal">:</math:mi>
                            <math:msub>
                              <math:mi>C</math:mi>
                              <math:mn>3</math:mn>
                            </math:msub>
                            <math:mrow>
                              <math:mrow>
                                <math:mo math:stretchy="false">(</math:mo>
                                <math:msub>
                                  <math:mover math:accent="true">
                                    <math:mi>z</math:mi>
                                    <math:mo math:stretchy="false">ˉ</math:mo>
                                  </math:mover>
                                  <math:mn>3</math:mn>
                                </math:msub>
                                <math:mo math:stretchy="false">)</math:mo>
                              </math:mrow>
                              <math:mo math:stretchy="false">−</math:mo>
                              <math:msub>
                                <math:mo math:stretchy="false">Σ</math:mo>
                                <math:mn>3</math:mn>
                              </math:msub>
                            </math:mrow>
                          </math:mrow>
                        </math:mtr>
                      </math:mtable>
                    </math:mrow>
                  </math:mrow>
                </math:mrow>
              </math:mtr>
              <math:mtr>
                <math:mo math:stretchy="false">⋯</math:mo>
              </math:mtr>
              <math:mtr>
                <math:mrow>
                  <math:mo math:stretchy="false">∃</math:mo>
                  <math:msub>
                    <math:mover math:accent="true">
                      <math:mi>x</math:mi>
                      <math:mo math:stretchy="false">ˉ</math:mo>
                    </math:mover>
                    <math:mi>k</math:mi>
                  </math:msub>
                  <math:mi math:fontstyle="normal">:</math:mi>
                  <math:mrow>
                    <math:msub>
                      <math:mi>B</math:mi>
                      <math:mi>k</math:mi>
                    </math:msub>
                    <math:mo math:stretchy="false">−</math:mo>
                    <math:mtext>{</math:mtext>
                  </math:mrow>
                  <math:mtable>
                    <math:mtr>
                      <math:mrow>
                        <math:mo math:stretchy="false">∀</math:mo>
                        <math:mover math:accent="true">
                          <math:mi>w</math:mi>
                          <math:mo math:stretchy="false">ˉ</math:mo>
                        </math:mover>
                        <math:mi math:fontstyle="normal">:</math:mi>
                        <math:mrow>
                          <math:mi>Q</math:mi>
                          <math:mo math:stretchy="false">−</math:mo>
                          <math:mrow>
                            <math:mo math:stretchy="true">{</math:mo>
                            <math:mtable>
                              <math:mtr>
                                <math:msub>
                                  <math:mo math:stretchy="false">Ψ</math:mo>
                                  <math:mn>1</math:mn>
                                </math:msub>
                              </math:mtr>
                              <math:mtr>
                                <math:msub>
                                  <math:mo math:stretchy="false">Ψ</math:mo>
                                  <math:mn>2</math:mn>
                                </math:msub>
                              </math:mtr>
                            </math:mtable>
                          </math:mrow>
                        </math:mrow>
                      </math:mrow>
                    </math:mtr>
                  </math:mtable>
                </math:mrow>
              </math:mtr>
            </math:mtable>
          </math:mrow>
        </math:mrow>
      </math:mrow>
    </math:mrow>
    <math:annotation math:encoding="StarMath 5.0">forall{T}-left lbrace alignl
stack{
exists{bar x}_{1}:B_{1}-left lbrace stack{
	forall{bar y}_{1}:Q_{1}-"{"exists{bar z}_{1}:C_{1}({bar z}_{1})-%SIGMA_{1} # 
	forall{bar y}_{2}:Q_{2}-"{"exists{bar z}_{2}:C_{2}({bar z}_{2})-%SIGMA_{2} # 
	forall{bar y}_{3}:Q_{3}-"{"exists{bar z}_{3}:C_{3}({bar z}_{3})-%SIGMA_{3}} right none #
dotsaxis  #

exists{bar x}_{k}:B_{k}-"{"stack{
	forall{bar w}:Q-left lbrace stack{
	%PSI_{1} # 
	%PSI_{2}} right none}
}
 right none </math:annotation>
  </math:semantics>
</math:math>
</file>

<file path=Object 10/content.xml><?xml version="1.0" encoding="utf-8"?>
<!DOCTYPE math  PUBLIC '-//OpenOffice.org//DTD Modified W3C MathML 1.01//EN'  'math.dtd'>
<math:math xmlns:math="http://www.w3.org/1998/Math/MathML">
  <math:semantics>
    <math:mrow>
      <math:mstyle math:fontsize="10pt">
        <math:mrow>
          <math:msub>
            <math:mi>Σ</math:mi>
            <math:mstyle math:fontsize="7pt">
              <math:mrow>
                <math:mi>s</math:mi>
              </math:mrow>
            </math:mstyle>
          </math:msub>
        </math:mrow>
      </math:mstyle>
      <math:mrow/>
    </math:mrow>
    <math:annotation math:encoding="StarMath 5.0"> size 10{Σ rSub { size 7{s} } } {}</math:annotation>
  </math:semantics>
</math:math>
</file>

<file path=Object 11/content.xml><?xml version="1.0" encoding="utf-8"?>
<!DOCTYPE math  PUBLIC '-//OpenOffice.org//DTD Modified W3C MathML 1.01//EN'  'math.dtd'>
<math:math xmlns:math="http://www.w3.org/1998/Math/MathML">
  <math:semantics>
    <math:mrow>
      <math:mo math:stretchy="false">∃</math:mo>
      <math:mi math:fontstyle="normal">:</math:mi>
      <math:mi>F</math:mi>
      <math:mrow>
        <math:mo math:stretchy="false">(</math:mo>
        <math:mrow>
          <math:mn>1,</math:mn>
          <math:mn>1</math:mn>
        </math:mrow>
        <math:mo math:stretchy="false">)</math:mo>
      </math:mrow>
    </math:mrow>
    <math:annotation math:encoding="StarMath 5.0">exists:F(1, 1)</math:annotation>
  </math:semantics>
</math:math>
</file>

<file path=Object 12/content.xml><?xml version="1.0" encoding="utf-8"?>
<!DOCTYPE math  PUBLIC '-//OpenOffice.org//DTD Modified W3C MathML 1.01//EN'  'math.dtd'>
<math:math xmlns:math="http://www.w3.org/1998/Math/MathML">
  <math:semantics>
    <math:mrow>
      <math:mo math:stretchy="false">∀</math:mo>
      <math:mrow>
        <math:mi>m</math:mi>
        <math:mi>,</math:mi>
        <math:mi>n</math:mi>
      </math:mrow>
      <math:mi math:fontstyle="normal">:</math:mi>
      <math:mi>F</math:mi>
      <math:mrow>
        <math:mo math:stretchy="false">(</math:mo>
        <math:mrow>
          <math:mi>m</math:mi>
          <math:mi>,</math:mi>
          <math:mi>n</math:mi>
        </math:mrow>
        <math:mo math:stretchy="false">)</math:mo>
      </math:mrow>
    </math:mrow>
    <math:annotation math:encoding="StarMath 5.0">forall{m,n}:F(m,n)</math:annotation>
  </math:semantics>
</math:math>
</file>

<file path=Object 13/content.xml><?xml version="1.0" encoding="utf-8"?>
<!DOCTYPE math  PUBLIC '-//OpenOffice.org//DTD Modified W3C MathML 1.01//EN'  'math.dtd'>
<math:math xmlns:math="http://www.w3.org/1998/Math/MathML">
  <math:semantics>
    <math:mrow>
      <math:mo math:stretchy="false">∃</math:mo>
      <math:mi math:fontstyle="normal">:</math:mi>
      <math:mi>F</math:mi>
      <math:mrow>
        <math:mo math:stretchy="false">(</math:mo>
        <math:mrow>
          <math:mrow>
            <math:mi>m</math:mi>
            <math:mo math:stretchy="false">+</math:mo>
            <math:mn>1,</math:mn>
          </math:mrow>
          <math:mrow>
            <math:mi>n</math:mi>
            <math:mo math:stretchy="false">×</math:mo>
            <math:mrow>
              <math:mo math:stretchy="false">(</math:mo>
              <math:mrow>
                <math:mi>n</math:mi>
                <math:mo math:stretchy="false">+</math:mo>
                <math:mn>1</math:mn>
              </math:mrow>
              <math:mo math:stretchy="false">)</math:mo>
            </math:mrow>
          </math:mrow>
        </math:mrow>
        <math:mo math:stretchy="false">)</math:mo>
      </math:mrow>
    </math:mrow>
    <math:annotation math:encoding="StarMath 5.0">exists:F(m+1,n times (n+1))</math:annotation>
  </math:semantics>
</math:math>
</file>

<file path=Object 14/content.xml><?xml version="1.0" encoding="utf-8"?>
<!DOCTYPE math  PUBLIC '-//OpenOffice.org//DTD Modified W3C MathML 1.01//EN'  'math.dtd'>
<math:math xmlns:math="http://www.w3.org/1998/Math/MathML">
  <math:semantics>
    <math:mrow>
      <math:mo math:stretchy="false">∀</math:mo>
      <math:mi>x</math:mi>
      <math:mi math:fontstyle="normal">:</math:mi>
      <math:mi>F</math:mi>
      <math:mrow>
        <math:mo math:stretchy="false">(</math:mo>
        <math:mrow>
          <math:mn>5,</math:mn>
          <math:mi>x</math:mi>
        </math:mrow>
        <math:mo math:stretchy="false">)</math:mo>
      </math:mrow>
    </math:mrow>
    <math:annotation math:encoding="StarMath 5.0">forall x:F(5,x)</math:annotation>
  </math:semantics>
</math:math>
</file>

<file path=Object 15/content.xml><?xml version="1.0" encoding="utf-8"?>
<!DOCTYPE math  PUBLIC '-//OpenOffice.org//DTD Modified W3C MathML 1.01//EN'  'math.dtd'>
<math:math xmlns:math="http://www.w3.org/1998/Math/MathML">
  <math:semantics>
    <math:mrow>
      <math:mo math:stretchy="false">∃</math:mo>
      <math:mi math:fontstyle="normal">:</math:mi>
      <math:mi math:fontstyle="italic">False</math:mi>
    </math:mrow>
    <math:annotation math:encoding="StarMath 5.0">exists:False</math:annotation>
  </math:semantics>
</math:math>
</file>

<file path=Object 16/content.xml><?xml version="1.0" encoding="utf-8"?>
<!DOCTYPE math  PUBLIC '-//OpenOffice.org//DTD Modified W3C MathML 1.01//EN'  'math.dtd'>
<math:math xmlns:math="http://www.w3.org/1998/Math/MathML">
  <math:semantics>
    <math:mrow>
      <math:mi>F</math:mi>
      <math:mrow>
        <math:mo math:stretchy="false">(</math:mo>
        <math:mrow>
          <math:mn>2,</math:mn>
          <math:mn>2</math:mn>
        </math:mrow>
        <math:mo math:stretchy="false">)</math:mo>
      </math:mrow>
    </math:mrow>
    <math:annotation math:encoding="StarMath 5.0">F(2, 2)</math:annotation>
  </math:semantics>
</math:math>
</file>

<file path=Object 17/content.xml><?xml version="1.0" encoding="utf-8"?>
<!DOCTYPE math  PUBLIC '-//OpenOffice.org//DTD Modified W3C MathML 1.01//EN'  'math.dtd'>
<math:math xmlns:math="http://www.w3.org/1998/Math/MathML">
  <math:semantics>
    <math:mrow>
      <math:mi>F</math:mi>
      <math:mrow>
        <math:mo math:stretchy="false">(</math:mo>
        <math:mrow>
          <math:mn>3,</math:mn>
          <math:mn>6</math:mn>
        </math:mrow>
        <math:mo math:stretchy="false">)</math:mo>
      </math:mrow>
    </math:mrow>
    <math:annotation math:encoding="StarMath 5.0">F(3, 6)</math:annotation>
  </math:semantics>
</math:math>
</file>

<file path=Object 18/content.xml><?xml version="1.0" encoding="utf-8"?>
<!DOCTYPE math  PUBLIC '-//OpenOffice.org//DTD Modified W3C MathML 1.01//EN'  'math.dtd'>
<math:math xmlns:math="http://www.w3.org/1998/Math/MathML">
  <math:semantics>
    <math:mrow>
      <math:mi>F</math:mi>
      <math:mrow>
        <math:mo math:stretchy="false">(</math:mo>
        <math:mrow>
          <math:mn>4,</math:mn>
          <math:mn>24</math:mn>
        </math:mrow>
        <math:mo math:stretchy="false">)</math:mo>
      </math:mrow>
    </math:mrow>
    <math:annotation math:encoding="StarMath 5.0">F(4, 24)</math:annotation>
  </math:semantics>
</math:math>
</file>

<file path=Object 19/content.xml><?xml version="1.0" encoding="utf-8"?>
<!DOCTYPE math  PUBLIC '-//OpenOffice.org//DTD Modified W3C MathML 1.01//EN'  'math.dtd'>
<math:math xmlns:math="http://www.w3.org/1998/Math/MathML">
  <math:semantics>
    <math:mrow>
      <math:mi>F</math:mi>
      <math:mrow>
        <math:mo math:stretchy="false">(</math:mo>
        <math:mrow>
          <math:mn>5,</math:mn>
          <math:mn>120</math:mn>
        </math:mrow>
        <math:mo math:stretchy="false">)</math:mo>
      </math:mrow>
    </math:mrow>
    <math:annotation math:encoding="StarMath 5.0">F(5, 120)</math:annotation>
  </math:semantics>
</math:math>
</file>

<file path=Object 2/content.xml><?xml version="1.0" encoding="utf-8"?>
<!DOCTYPE math  PUBLIC '-//OpenOffice.org//DTD Modified W3C MathML 1.01//EN'  'math.dtd'>
<math:math xmlns:math="http://www.w3.org/1998/Math/MathML">
  <math:semantics>
    <math:mrow>
      <math:mstyle math:fontsize="10pt">
        <math:mrow>
          <math:mrow>
            <math:mo math:stretchy="false">∃</math:mo>
            <math:msub>
              <math:mover math:accent="true">
                <math:mi>x</math:mi>
                <math:mo math:stretchy="false">ˉ</math:mo>
              </math:mover>
              <math:mstyle math:fontsize="7pt">
                <math:mrow>
                  <math:mi>r</math:mi>
                </math:mrow>
              </math:mstyle>
            </math:msub>
            <math:mstyle math:fontstyle="italic">
              <math:mrow>
                <math:msub>
                  <math:mtext>:B</math:mtext>
                  <math:mstyle math:fontsize="7pt">
                    <math:mrow>
                      <math:mi>r</math:mi>
                    </math:mrow>
                  </math:mstyle>
                </math:msub>
              </math:mrow>
            </math:mstyle>
            <math:mfenced math:open="" math:close="">
              <math:msub>
                <math:mover math:accent="true">
                  <math:mi>x</math:mi>
                  <math:mo math:stretchy="false">˜</math:mo>
                </math:mover>
                <math:mstyle math:fontsize="7pt">
                  <math:mrow>
                    <math:mi>r</math:mi>
                  </math:mrow>
                </math:mstyle>
              </math:msub>
            </math:mfenced>
          </math:mrow>
        </math:mrow>
      </math:mstyle>
      <math:mrow/>
    </math:mrow>
    <math:annotation math:encoding="StarMath 5.0"> size 10{ exists  { bar  {x}} rSub { size 7{r} }  ital ":B" rSub { size 7{r} }  left ( { tilde  {x}} rSub { size 7{r} }  right )} {}</math:annotation>
  </math:semantics>
</math:math>
</file>

<file path=Object 3/content.xml><?xml version="1.0" encoding="utf-8"?>
<!DOCTYPE math  PUBLIC '-//OpenOffice.org//DTD Modified W3C MathML 1.01//EN'  'math.dtd'>
<math:math xmlns:math="http://www.w3.org/1998/Math/MathML">
  <math:semantics>
    <math:mrow>
      <math:mstyle math:fontsize="10pt">
        <math:mrow>
          <math:mrow>
            <math:mo math:stretchy="false">∀</math:mo>
            <math:msub>
              <math:mover math:accent="true">
                <math:mi>y</math:mi>
                <math:mo math:stretchy="false">ˉ</math:mo>
              </math:mover>
              <math:mstyle math:fontsize="7pt">
                <math:mrow>
                  <math:mi>m</math:mi>
                </math:mrow>
              </math:mstyle>
            </math:msub>
            <math:mstyle math:fontstyle="italic">
              <math:mrow>
                <math:msub>
                  <math:mtext>:Q</math:mtext>
                  <math:mstyle math:fontsize="7pt">
                    <math:mrow>
                      <math:mi>m</math:mi>
                    </math:mrow>
                  </math:mstyle>
                </math:msub>
              </math:mrow>
            </math:mstyle>
            <math:mfenced math:open="" math:close="">
              <math:msub>
                <math:mover math:accent="true">
                  <math:mi>y</math:mi>
                  <math:mo math:stretchy="false">˜</math:mo>
                </math:mover>
                <math:mstyle math:fontsize="7pt">
                  <math:mrow>
                    <math:mi>m</math:mi>
                  </math:mrow>
                </math:mstyle>
              </math:msub>
            </math:mfenced>
          </math:mrow>
        </math:mrow>
      </math:mstyle>
      <math:mrow/>
    </math:mrow>
    <math:annotation math:encoding="StarMath 5.0"> size 10{ forall  { bar  {y}} rSub { size 7{m} }  ital ":Q" rSub { size 7{m} }  left ( { tilde  {y}} rSub { size 7{m} }  right )} {}</math:annotation>
  </math:semantics>
</math:math>
</file>

<file path=Object 4/content.xml><?xml version="1.0" encoding="utf-8"?>
<!DOCTYPE math  PUBLIC '-//OpenOffice.org//DTD Modified W3C MathML 1.01//EN'  'math.dtd'>
<math:math xmlns:math="http://www.w3.org/1998/Math/MathML">
  <math:semantics>
    <math:mrow>
      <math:mstyle math:fontsize="10pt">
        <math:mrow>
          <math:mrow>
            <math:mo math:stretchy="false">∀</math:mo>
            <math:msub>
              <math:mover math:accent="true">
                <math:mi>y</math:mi>
                <math:mo math:stretchy="false">ˉ</math:mo>
              </math:mover>
              <math:mstyle math:fontsize="7pt">
                <math:mrow>
                  <math:mi>l</math:mi>
                </math:mrow>
              </math:mstyle>
            </math:msub>
            <math:mstyle math:fontstyle="italic">
              <math:mrow>
                <math:msub>
                  <math:mtext>:Q</math:mtext>
                  <math:mstyle math:fontsize="7pt">
                    <math:mrow>
                      <math:mi>l</math:mi>
                    </math:mrow>
                  </math:mstyle>
                </math:msub>
              </math:mrow>
            </math:mstyle>
            <math:mfenced math:open="" math:close="">
              <math:msub>
                <math:mover math:accent="true">
                  <math:mi>y</math:mi>
                  <math:mo math:stretchy="false">˜</math:mo>
                </math:mover>
                <math:mstyle math:fontsize="7pt">
                  <math:mrow>
                    <math:mi>l</math:mi>
                  </math:mrow>
                </math:mstyle>
              </math:msub>
            </math:mfenced>
          </math:mrow>
        </math:mrow>
      </math:mstyle>
      <math:mrow/>
    </math:mrow>
    <math:annotation math:encoding="StarMath 5.0"> size 10{ forall  { bar  {y}} rSub { size 7{l} }  ital ":Q" rSub { size 7{l} }  left ( { tilde  {y}} rSub { size 7{l} }  right )} {}</math:annotation>
  </math:semantics>
</math:math>
</file>

<file path=Object 5/content.xml><?xml version="1.0" encoding="utf-8"?>
<!DOCTYPE math  PUBLIC '-//OpenOffice.org//DTD Modified W3C MathML 1.01//EN'  'math.dtd'>
<math:math xmlns:math="http://www.w3.org/1998/Math/MathML">
  <math:semantics>
    <math:mrow>
      <math:mstyle math:fontsize="10pt">
        <math:mrow>
          <math:mo math:stretchy="false">∃</math:mo>
        </math:mrow>
      </math:mstyle>
      <math:mstyle math:fontstyle="italic">
        <math:mrow>
          <math:mtext>:False</math:mtext>
        </math:mrow>
      </math:mstyle>
    </math:mrow>
    <math:annotation math:encoding="StarMath 5.0"> size 10{ exists }  ital ":False"</math:annotation>
  </math:semantics>
</math:math>
</file>

<file path=Object 6/content.xml><?xml version="1.0" encoding="utf-8"?>
<!DOCTYPE math  PUBLIC '-//OpenOffice.org//DTD Modified W3C MathML 1.01//EN'  'math.dtd'>
<math:math xmlns:math="http://www.w3.org/1998/Math/MathML">
  <math:semantics>
    <math:mrow>
      <math:mstyle math:fontsize="10pt">
        <math:mrow>
          <math:mrow>
            <math:mo math:stretchy="false">∃</math:mo>
            <math:msub>
              <math:mover math:accent="true">
                <math:mi>z</math:mi>
                <math:mo math:stretchy="false">ˉ</math:mo>
              </math:mover>
              <math:mstyle math:fontsize="7pt">
                <math:mrow>
                  <math:mi>j</math:mi>
                </math:mrow>
              </math:mstyle>
            </math:msub>
            <math:mstyle math:fontstyle="italic">
              <math:mrow>
                <math:msub>
                  <math:mtext>:C</math:mtext>
                  <math:mstyle math:fontsize="7pt">
                    <math:mrow>
                      <math:mi>j</math:mi>
                    </math:mrow>
                  </math:mstyle>
                </math:msub>
              </math:mrow>
            </math:mstyle>
            <math:mfenced math:open="" math:close="">
              <math:msub>
                <math:mover math:accent="true">
                  <math:mi>z</math:mi>
                  <math:mo math:stretchy="false">˜</math:mo>
                </math:mover>
                <math:mstyle math:fontsize="7pt">
                  <math:mrow>
                    <math:mi>j</math:mi>
                  </math:mrow>
                </math:mstyle>
              </math:msub>
            </math:mfenced>
          </math:mrow>
        </math:mrow>
      </math:mstyle>
      <math:mrow/>
    </math:mrow>
    <math:annotation math:encoding="StarMath 5.0"> size 10{ exists  { bar  {z}} rSub { size 7{j} }  ital ":C" rSub { size 7{j} }  left ( { tilde  {z}} rSub { size 7{j} }  right )} {}</math:annotation>
  </math:semantics>
</math:math>
</file>

<file path=Object 7/content.xml><?xml version="1.0" encoding="utf-8"?>
<!DOCTYPE math  PUBLIC '-//OpenOffice.org//DTD Modified W3C MathML 1.01//EN'  'math.dtd'>
<math:math xmlns:math="http://www.w3.org/1998/Math/MathML">
  <math:semantics>
    <math:mrow>
      <math:mrow>
        <math:mo math:stretchy="false">[</math:mo>
        <math:mi math:fontstyle="italic">A1e</math:mi>
        <math:mo math:stretchy="false">]</math:mo>
      </math:mrow>
      <math:mo math:stretchy="false">∩</math:mo>
      <math:mrow>
        <math:mo math:stretchy="false">[</math:mo>
        <math:mi math:fontstyle="italic">A3f1m</math:mi>
        <math:mo math:stretchy="false">]</math:mo>
      </math:mrow>
    </math:mrow>
    <math:annotation math:encoding="StarMath 5.0">[A1e] intersection [A3f1m] </math:annotation>
  </math:semantics>
</math:math>
</file>

<file path=Object 8/content.xml><?xml version="1.0" encoding="utf-8"?>
<!DOCTYPE math  PUBLIC '-//OpenOffice.org//DTD Modified W3C MathML 1.01//EN'  'math.dtd'>
<math:math xmlns:math="http://www.w3.org/1998/Math/MathML">
  <math:semantics>
    <math:mrow>
      <math:mstyle math:fontsize="10pt">
        <math:mrow>
          <math:msub>
            <math:mi>Σ</math:mi>
            <math:mstyle math:fontsize="7pt">
              <math:mrow>
                <math:mn>1</math:mn>
              </math:mrow>
            </math:mstyle>
          </math:msub>
        </math:mrow>
      </math:mstyle>
      <math:mrow/>
    </math:mrow>
    <math:annotation math:encoding="StarMath 5.0"> size 10{Σ rSub { size 7{1} } } {}</math:annotation>
  </math:semantics>
</math:math>
</file>

<file path=Object 9/content.xml><?xml version="1.0" encoding="utf-8"?>
<math xmlns="http://www.w3.org/1998/Math/MathML">
  <semantics>
    <mrow>
      <mrow>
        <mrow>
          <mo stretchy="false">[</mo>
          <mi mathvariant="italic">A1e</mi>
          <mo stretchy="false">]</mo>
        </mrow>
        <mo stretchy="false">∩</mo>
        <mrow>
          <mo stretchy="false">[</mo>
          <mi mathvariant="italic">A3f1m</mi>
          <mo stretchy="false">]</mo>
        </mrow>
      </mrow>
      <mo stretchy="false">=</mo>
      <mrow>
        <mo stretchy="false">{</mo>
        <mrow>
          <mi>A</mi>
          <mrow>
            <mo stretchy="false">(</mo>
            <mrow>
              <mi>e</mi>
              <mi>,</mi>
              <mi>k</mi>
              <mi>,</mi>
              <mi>f</mi>
              <mrow>
                <mo stretchy="false">(</mo>
                <mi>m</mi>
                <mo stretchy="false">)</mo>
              </mrow>
            </mrow>
            <mo stretchy="false">)</mo>
          </mrow>
          <mi>,</mi>
          <mi>A</mi>
          <mrow>
            <mo stretchy="false">(</mo>
            <mrow>
              <mi>e</mi>
              <mi>,</mi>
              <mi>e</mi>
              <mi>,</mi>
              <mi>f</mi>
              <mrow>
                <mo stretchy="false">(</mo>
                <mi>m</mi>
                <mo stretchy="false">)</mo>
              </mrow>
            </mrow>
            <mo stretchy="false">)</mo>
          </mrow>
        </mrow>
        <mo stretchy="false">}</mo>
      </mrow>
    </mrow>
    <annotation encoding="StarMath 5.0">[A1e] intersection [A3f1m] =
lbrace A(e,k,f(m)), A(e,e,f(m)) rbrace  </annotation>
  </semantics>
</math>
</file>